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4E00000369000003695ACD3091A068412A.svg" manifest:media-type="image/svg+xml"/>
  <manifest:file-entry manifest:full-path="Pictures/1000000000000013000000214DC3B9D6ED4A34EF.png" manifest:media-type="image/png"/>
  <manifest:file-entry manifest:full-path="Pictures/100002000000000B0000000BD6B3BCE7DE888F30.gif" manifest:media-type="image/gif"/>
  <manifest:file-entry manifest:full-path="Pictures/1000000000000280000000A4CA76C28B79DF1856.png" manifest:media-type="image/png"/>
  <manifest:file-entry manifest:full-path="Pictures/100002000000002000000020A6BB2897B4B7679A.png" manifest:media-type="image/png"/>
  <manifest:file-entry manifest:full-path="Pictures/10000000000000360000002A2BFC976ED67C76A1.png" manifest:media-type="image/png"/>
  <manifest:file-entry manifest:full-path="Pictures/10000000000000370000002466AA6ADF7B396490.png" manifest:media-type="image/png"/>
  <manifest:file-entry manifest:full-path="Pictures/100000FE0000036900000369F227B11B8E0377E0.svg" manifest:media-type="image/svg+xml"/>
  <manifest:file-entry manifest:full-path="Pictures/1000036A0000036900000369BC9953444F916291.svg" manifest:media-type="image/svg+xml"/>
  <manifest:file-entry manifest:full-path="Pictures/1000000000000039000000378160D01ADC2A7380.png" manifest:media-type="image/png"/>
  <manifest:file-entry manifest:full-path="Pictures/100000000000002B0000004092A317BE92C733EA.png" manifest:media-type="image/png"/>
  <manifest:file-entry manifest:full-path="Pictures/100000000000001B0000001AA3F83F8538A4602D.png" manifest:media-type="image/png"/>
  <manifest:file-entry manifest:full-path="Pictures/1000020000000020000000206284DE9C05FFED8F.png" manifest:media-type="image/png"/>
  <manifest:file-entry manifest:full-path="Pictures/100000000000001B0000001A4E5062DDDC103AC0.png" manifest:media-type="image/png"/>
  <manifest:file-entry manifest:full-path="Pictures/100000000000003F0000003FE714EE15435863E8.png" manifest:media-type="image/png"/>
  <manifest:file-entry manifest:full-path="Pictures/100000000000001100000022D75E1EA5DBAC1729.png" manifest:media-type="image/png"/>
  <manifest:file-entry manifest:full-path="Pictures/1000000000000038000000248C7D62B23B2F3C68.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695cm" fo:margin-left="0cm" fo:margin-right="0.007cm" fo:margin-top="0.199cm" fo:margin-bottom="0.4cm" table:align="margins" style:may-break-between-rows="true"/>
    </style:style>
    <style:style style:name="Table6.A" style:family="table-column">
      <style:table-column-properties style:column-width="3.496cm" style:rel-column-width="13723*"/>
    </style:style>
    <style:style style:name="Table6.B" style:family="table-column">
      <style:table-column-properties style:column-width="13.199cm" style:rel-column-width="51812*"/>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5cm" fo:margin-left="0cm" fo:margin-right="0.007cm" fo:margin-top="0.199cm" fo:margin-bottom="0.4cm" table:align="margins" style:may-break-between-rows="true"/>
    </style:style>
    <style:style style:name="Table5.A" style:family="table-column">
      <style:table-column-properties style:column-width="3.496cm" style:rel-column-width="13723*"/>
    </style:style>
    <style:style style:name="Table5.B" style:family="table-column">
      <style:table-column-properties style:column-width="13.199cm" style:rel-column-width="51812*"/>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695cm" fo:margin-left="0cm" fo:margin-right="0.007cm" fo:margin-top="0.199cm" fo:margin-bottom="0.4cm" table:align="margins" fo:background-color="transparent" style:may-break-between-rows="true">
        <style:background-image/>
      </style:table-properties>
    </style:style>
    <style:style style:name="Table9.A" style:family="table-column">
      <style:table-column-properties style:column-width="3.496cm" style:rel-column-width="13723*"/>
    </style:style>
    <style:style style:name="Table9.B" style:family="table-column">
      <style:table-column-properties style:column-width="13.199cm" style:rel-column-width="51812*"/>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695cm" fo:margin-left="0cm" fo:margin-right="0.007cm" fo:margin-top="0.199cm" fo:margin-bottom="0.4cm" table:align="margins" fo:background-color="transparent" style:may-break-between-rows="false">
        <style:background-image/>
      </style:table-properties>
    </style:style>
    <style:style style:name="Table10.A" style:family="table-column">
      <style:table-column-properties style:column-width="3.895cm" style:rel-column-width="15288*"/>
    </style:style>
    <style:style style:name="Table10.B" style:family="table-column">
      <style:table-column-properties style:column-width="12.801cm" style:rel-column-width="50247*"/>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695cm" fo:margin-left="0cm" fo:margin-right="0.007cm" fo:margin-top="0.199cm" fo:margin-bottom="0.4cm" table:align="margins" style:may-break-between-rows="true"/>
    </style:style>
    <style:style style:name="Table7.A" style:family="table-column">
      <style:table-column-properties style:column-width="3.595cm" style:rel-column-width="14110*"/>
    </style:style>
    <style:style style:name="Table7.B" style:family="table-column">
      <style:table-column-properties style:column-width="13.1cm" style:rel-column-width="51425*"/>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595cm" style:rel-column-width="14116*"/>
    </style:style>
    <style:style style:name="Table11.B" style:family="table-column">
      <style:table-column-properties style:column-width="13.093cm" style:rel-column-width="51419*"/>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695cm" fo:margin-left="0cm" fo:margin-right="0.007cm" fo:margin-top="0.199cm" fo:margin-bottom="0.4cm" table:align="margins" style:may-break-between-rows="false"/>
    </style:style>
    <style:style style:name="Table12.A" style:family="table-column">
      <style:table-column-properties style:column-width="3.595cm" style:rel-column-width="14110*"/>
    </style:style>
    <style:style style:name="Table12.B" style:family="table-column">
      <style:table-column-properties style:column-width="13.1cm" style:rel-column-width="51425*"/>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695cm" fo:margin-left="0cm" fo:margin-right="0.007cm" fo:margin-top="0.199cm" fo:margin-bottom="0.4cm" table:align="margins" style:may-break-between-rows="false"/>
    </style:style>
    <style:style style:name="Table13.A" style:family="table-column">
      <style:table-column-properties style:column-width="3.595cm" style:rel-column-width="14110*"/>
    </style:style>
    <style:style style:name="Table13.B" style:family="table-column">
      <style:table-column-properties style:column-width="13.1cm" style:rel-column-width="51425*"/>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595cm" style:rel-column-width="14116*"/>
    </style:style>
    <style:style style:name="Table14.B" style:family="table-column">
      <style:table-column-properties style:column-width="13.093cm" style:rel-column-width="51419*"/>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695cm" fo:margin-left="0cm" fo:margin-right="0.007cm" fo:margin-top="0.199cm" fo:margin-bottom="0.4cm" table:align="margins" style:may-break-between-rows="true"/>
    </style:style>
    <style:style style:name="Table15.A" style:family="table-column">
      <style:table-column-properties style:column-width="3.595cm" style:rel-column-width="14110*"/>
    </style:style>
    <style:style style:name="Table15.B" style:family="table-column">
      <style:table-column-properties style:column-width="13.1cm" style:rel-column-width="51425*"/>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5cm" fo:margin-left="0cm" fo:margin-right="0.007cm" fo:margin-top="0.199cm" fo:margin-bottom="0.4cm" table:align="margins" style:may-break-between-rows="true"/>
    </style:style>
    <style:style style:name="Table1.A" style:family="table-column">
      <style:table-column-properties style:column-width="3.595cm" style:rel-column-width="14110*"/>
    </style:style>
    <style:style style:name="Table1.B" style:family="table-column">
      <style:table-column-properties style:column-width="13.1cm" style:rel-column-width="51425*"/>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5cm" fo:margin-left="0cm" fo:margin-right="0.007cm" fo:margin-top="0.199cm" fo:margin-bottom="0.4cm" table:align="margins" style:may-break-between-rows="false"/>
    </style:style>
    <style:style style:name="Table4.A" style:family="table-column">
      <style:table-column-properties style:column-width="3.595cm" style:rel-column-width="14110*"/>
    </style:style>
    <style:style style:name="Table4.B" style:family="table-column">
      <style:table-column-properties style:column-width="13.1cm" style:rel-column-width="51425*"/>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4.195cm" style:rel-column-width="16472*"/>
    </style:style>
    <style:style style:name="Table18.B" style:family="table-column">
      <style:table-column-properties style:column-width="12.494cm" style:rel-column-width="4906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78cm" fo:margin-left="0cm" fo:margin-right="0.025cm" fo:margin-top="0.199cm" fo:margin-bottom="0.4cm" table:align="margins" fo:background-color="transparent" style:may-break-between-rows="true">
        <style:background-image/>
      </style:table-properties>
    </style:style>
    <style:style style:name="Table19.A" style:family="table-column">
      <style:table-column-properties style:column-width="3.595cm" style:rel-column-width="14125*"/>
    </style:style>
    <style:style style:name="Table19.B" style:family="table-column">
      <style:table-column-properties style:column-width="13.083cm" style:rel-column-width="51410*"/>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496cm" style:rel-column-width="13724*"/>
    </style:style>
    <style:style style:name="Table23.B" style:family="table-column">
      <style:table-column-properties style:column-width="13.197cm" style:rel-column-width="51811*"/>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796cm" style:rel-column-width="14901*"/>
    </style:style>
    <style:style style:name="Table24.B" style:family="table-column">
      <style:table-column-properties style:column-width="12.898cm" style:rel-column-width="50634*"/>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796cm" style:rel-column-width="14901*"/>
    </style:style>
    <style:style style:name="Table26.B" style:family="table-column">
      <style:table-column-properties style:column-width="12.898cm" style:rel-column-width="50634*"/>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style:font-name="Liberation Sans1" fo:font-size="10.5pt" officeooo:rsid="00768bc1" officeooo:paragraph-rsid="00772d9f" style:font-size-asian="10.5pt"/>
    </style:style>
    <style:style style:name="P5" style:family="paragraph" style:parent-style-name="Table_20_Contents">
      <style:text-properties style:font-name="Liberation Sans1" fo:font-size="10.5pt" officeooo:rsid="008b0406" officeooo:paragraph-rsid="00772d9f" style:font-size-asian="10.5pt"/>
    </style:style>
    <style:style style:name="P6" style:family="paragraph" style:parent-style-name="Table_20_Contents">
      <style:text-properties style:font-name="Liberation Sans1" fo:font-size="10.5pt" officeooo:rsid="00628b4f" officeooo:paragraph-rsid="00cd1369" style:font-size-asian="10.5pt"/>
    </style:style>
    <style:style style:name="P7" style:family="paragraph" style:parent-style-name="Table_20_Contents">
      <style:text-properties officeooo:rsid="0069ab53" officeooo:paragraph-rsid="0069ab53"/>
    </style:style>
    <style:style style:name="P8" style:family="paragraph" style:parent-style-name="Table_20_Contents">
      <style:text-properties officeooo:paragraph-rsid="006abff5"/>
    </style:style>
    <style:style style:name="P9" style:family="paragraph" style:parent-style-name="Table_20_Contents">
      <style:text-properties officeooo:paragraph-rsid="0069ab53"/>
    </style:style>
    <style:style style:name="P10" style:family="paragraph" style:parent-style-name="Table_20_Contents">
      <style:text-properties officeooo:rsid="0071e404" officeooo:paragraph-rsid="00772d9f"/>
    </style:style>
    <style:style style:name="P11" style:family="paragraph" style:parent-style-name="Table_20_Contents">
      <style:text-properties officeooo:rsid="0073c7af" officeooo:paragraph-rsid="00772d9f"/>
    </style:style>
    <style:style style:name="P12" style:family="paragraph" style:parent-style-name="Table_20_Contents">
      <style:text-properties officeooo:rsid="005814a5" officeooo:paragraph-rsid="00772d9f"/>
    </style:style>
    <style:style style:name="P13" style:family="paragraph" style:parent-style-name="Table_20_Contents">
      <style:text-properties officeooo:paragraph-rsid="00772d9f"/>
    </style:style>
    <style:style style:name="P14" style:family="paragraph" style:parent-style-name="Table_20_Contents">
      <style:text-properties officeooo:paragraph-rsid="007f084d"/>
    </style:style>
    <style:style style:name="P15" style:family="paragraph" style:parent-style-name="Table_20_Contents">
      <style:text-properties officeooo:rsid="008711e3" officeooo:paragraph-rsid="008711e3"/>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officeooo:paragraph-rsid="008a44c1"/>
    </style:style>
    <style:style style:name="P18" style:family="paragraph" style:parent-style-name="Table_20_Contents">
      <style:text-properties officeooo:rsid="008b0406" officeooo:paragraph-rsid="00772d9f"/>
    </style:style>
    <style:style style:name="P19" style:family="paragraph" style:parent-style-name="Table_20_Contents">
      <style:text-properties officeooo:paragraph-rsid="00a0cc5e"/>
    </style:style>
    <style:style style:name="P20" style:family="paragraph" style:parent-style-name="Table_20_Contents">
      <style:text-properties officeooo:rsid="00a0cc5e" officeooo:paragraph-rsid="00a0cc5e"/>
    </style:style>
    <style:style style:name="P21" style:family="paragraph" style:parent-style-name="Table_20_Contents">
      <style:text-properties officeooo:paragraph-rsid="00a2ad7f"/>
    </style:style>
    <style:style style:name="P22" style:family="paragraph" style:parent-style-name="Table_20_Contents">
      <style:text-properties officeooo:paragraph-rsid="00a35245"/>
    </style:style>
    <style:style style:name="P23" style:family="paragraph" style:parent-style-name="Table_20_Contents">
      <style:text-properties officeooo:rsid="00a35245" officeooo:paragraph-rsid="00a35245"/>
    </style:style>
    <style:style style:name="P24" style:family="paragraph" style:parent-style-name="Table_20_Contents">
      <style:text-properties officeooo:rsid="00a65295" officeooo:paragraph-rsid="00b43f65"/>
    </style:style>
    <style:style style:name="P25" style:family="paragraph" style:parent-style-name="Table_20_Contents">
      <style:text-properties officeooo:paragraph-rsid="00abb24a"/>
    </style:style>
    <style:style style:name="P26" style:family="paragraph" style:parent-style-name="Table_20_Contents">
      <style:text-properties officeooo:paragraph-rsid="00ac8959"/>
    </style:style>
    <style:style style:name="P27" style:family="paragraph" style:parent-style-name="Table_20_Contents">
      <style:text-properties officeooo:rsid="00b0e7a8" officeooo:paragraph-rsid="00b0e7a8"/>
    </style:style>
    <style:style style:name="P28" style:family="paragraph" style:parent-style-name="Table_20_Contents">
      <style:text-properties officeooo:rsid="00b57507" officeooo:paragraph-rsid="00b66f5e"/>
    </style:style>
    <style:style style:name="P29" style:family="paragraph" style:parent-style-name="Table_20_Contents">
      <style:text-properties officeooo:rsid="00b66f5e" officeooo:paragraph-rsid="00b66f5e"/>
    </style:style>
    <style:style style:name="P30" style:family="paragraph" style:parent-style-name="Table_20_Contents">
      <style:text-properties officeooo:rsid="00c1201e" officeooo:paragraph-rsid="00c1201e"/>
    </style:style>
    <style:style style:name="P31" style:family="paragraph" style:parent-style-name="Table_20_Contents">
      <style:text-properties style:font-name="Liberation Sans5" officeooo:rsid="00628b4f" officeooo:paragraph-rsid="00c7c2e8" style:font-name-asian="Liberation Sans5" style:font-name-complex="Liberation Sans5"/>
    </style:style>
    <style:style style:name="P32" style:family="paragraph" style:parent-style-name="Table_20_Contents">
      <style:text-properties officeooo:paragraph-rsid="00c7c2e8"/>
    </style:style>
    <style:style style:name="P33" style:family="paragraph" style:parent-style-name="Table_20_Contents">
      <style:text-properties officeooo:paragraph-rsid="00c7fd1c"/>
    </style:style>
    <style:style style:name="P34" style:family="paragraph" style:parent-style-name="Table_20_Contents">
      <style:text-properties officeooo:rsid="00628b4f" officeooo:paragraph-rsid="00c7fd1c"/>
    </style:style>
    <style:style style:name="P35" style:family="paragraph" style:parent-style-name="Table_20_Contents">
      <style:text-properties officeooo:paragraph-rsid="00cd1369"/>
    </style:style>
    <style:style style:name="P36" style:family="paragraph" style:parent-style-name="Text_20_body">
      <style:text-properties officeooo:paragraph-rsid="005b5f08"/>
    </style:style>
    <style:style style:name="P37" style:family="paragraph" style:parent-style-name="Text_20_body">
      <style:text-properties officeooo:paragraph-rsid="005f0bef"/>
    </style:style>
    <style:style style:name="P38" style:family="paragraph" style:parent-style-name="Text_20_body">
      <style:text-properties officeooo:paragraph-rsid="006096bb"/>
    </style:style>
    <style:style style:name="P39" style:family="paragraph" style:parent-style-name="Text_20_body">
      <style:text-properties officeooo:rsid="006482c1" officeooo:paragraph-rsid="006482c1"/>
    </style:style>
    <style:style style:name="P40" style:family="paragraph" style:parent-style-name="Text_20_body">
      <style:text-properties officeooo:paragraph-rsid="00772d9f"/>
    </style:style>
    <style:style style:name="P41" style:family="paragraph" style:parent-style-name="Text_20_body">
      <style:text-properties officeooo:rsid="00772d9f" officeooo:paragraph-rsid="00772d9f"/>
    </style:style>
    <style:style style:name="P42" style:family="paragraph" style:parent-style-name="Text_20_body">
      <style:text-properties officeooo:paragraph-rsid="008895c3"/>
    </style:style>
    <style:style style:name="P43" style:family="paragraph" style:parent-style-name="Text_20_body">
      <style:text-properties officeooo:paragraph-rsid="00bb0cef"/>
    </style:style>
    <style:style style:name="P44" style:family="paragraph" style:parent-style-name="Text_20_body">
      <style:text-properties officeooo:paragraph-rsid="00c1201e"/>
    </style:style>
    <style:style style:name="P45" style:family="paragraph" style:parent-style-name="Text_20_body">
      <style:text-properties style:font-name="Liberation Sans5" fo:font-size="12pt" officeooo:rsid="00c6a48f" officeooo:paragraph-rsid="00c6a48f" style:font-name-asian="Liberation Sans5" style:font-size-asian="12pt" style:font-name-complex="Liberation Sans5" style:font-size-complex="12pt"/>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_20_Heading">
      <style:text-properties officeooo:rsid="0074c39c" officeooo:paragraph-rsid="0074c39c"/>
    </style:style>
    <style:style style:name="P55" style:family="paragraph" style:parent-style-name="Table_20_Heading">
      <style:text-properties officeooo:rsid="0074c39c" officeooo:paragraph-rsid="00772d9f"/>
    </style:style>
    <style:style style:name="P56"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57"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58" style:family="paragraph" style:parent-style-name="Table_20_Heading">
      <style:text-properties officeooo:paragraph-rsid="00772d9f"/>
    </style:style>
    <style:style style:name="P59" style:family="paragraph" style:parent-style-name="Caption" style:master-page-name="">
      <style:paragraph-properties style:page-number="auto" fo:keep-with-next="always"/>
    </style:style>
    <style:style style:name="P60" style:family="paragraph" style:parent-style-name="Text_20_body" style:master-page-name="">
      <style:paragraph-properties style:page-number="auto" fo:keep-with-next="always"/>
      <style:text-properties officeooo:paragraph-rsid="006482c1"/>
    </style:style>
    <style:style style:name="P61" style:family="paragraph" style:parent-style-name="Text_20_body" style:master-page-name="">
      <style:paragraph-properties style:page-number="auto" fo:keep-with-next="always"/>
      <style:text-properties officeooo:paragraph-rsid="007f084d"/>
    </style:style>
    <style:style style:name="P62" style:family="paragraph" style:parent-style-name="Contents_20_1">
      <style:paragraph-properties>
        <style:tab-stops>
          <style:tab-stop style:position="16.702cm" style:type="right" style:leader-style="dotted" style:leader-text="."/>
        </style:tab-stops>
      </style:paragraph-properties>
    </style:style>
    <style:style style:name="P63" style:family="paragraph" style:parent-style-name="Contents_20_2">
      <style:paragraph-properties>
        <style:tab-stops>
          <style:tab-stop style:position="16.203cm" style:type="right" style:leader-style="dotted" style:leader-text="."/>
        </style:tab-stops>
      </style:paragraph-properties>
    </style:style>
    <style:style style:name="P64" style:family="paragraph" style:parent-style-name="New_20_Chapter" style:master-page-name="First_20_Page">
      <style:paragraph-properties style:page-number="auto" fo:break-before="page"/>
    </style:style>
    <style:style style:name="P65" style:family="paragraph" style:parent-style-name="Heading_20_1" style:master-page-name="">
      <style:paragraph-properties style:page-number="auto" fo:break-before="page"/>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style>
    <style:style style:name="P68" style:family="paragraph" style:parent-style-name="Heading_20_2">
      <style:text-properties officeooo:rsid="008895c3" officeooo:paragraph-rsid="008895c3"/>
    </style:style>
    <style:style style:name="P69" style:family="paragraph" style:parent-style-name="Heading_20_2">
      <style:text-properties officeooo:paragraph-rsid="008895c3"/>
    </style:style>
    <style:style style:name="P70" style:family="paragraph" style:parent-style-name="Heading_20_2" style:master-page-name="">
      <style:paragraph-properties style:page-number="auto" fo:keep-with-next="always"/>
    </style:style>
    <style:style style:name="P71" style:family="paragraph" style:parent-style-name="Heading_20_Note">
      <style:text-properties officeooo:rsid="0068496d" officeooo:paragraph-rsid="0068496d"/>
    </style:style>
    <style:style style:name="P72" style:family="paragraph" style:parent-style-name="Heading_20_Note">
      <style:text-properties officeooo:rsid="0068496d" officeooo:paragraph-rsid="00772d9f"/>
    </style:style>
    <style:style style:name="P73"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style:font-size-asian="10.5pt"/>
    </style:style>
    <style:style style:name="T5" style:family="text">
      <style:text-properties style:font-name="Liberation Sans1" fo:font-size="11pt" officeooo:rsid="009f483c" style:font-size-asian="10.5pt" style:font-weight-asian="normal" style:font-weight-complex="normal"/>
    </style:style>
    <style:style style:name="T6" style:family="text">
      <style:text-properties style:font-name="Liberation Sans1" fo:font-size="11pt" officeooo:rsid="00a0cc5e" style:font-size-asian="10.5pt" style:font-weight-asian="normal" style:font-weight-complex="normal"/>
    </style:style>
    <style:style style:name="T7" style:family="text">
      <style:text-properties style:font-name="Liberation Sans1" fo:font-size="11pt" officeooo:rsid="00a1e2cd" style:font-size-asian="10.5pt" style:font-weight-asian="normal" style:font-weight-complex="normal"/>
    </style:style>
    <style:style style:name="T8" style:family="text">
      <style:text-properties style:font-name="Liberation Sans1" fo:font-size="11pt" officeooo:rsid="00a35245" style:font-size-asian="10.5pt" style:font-weight-asian="normal" style:font-weight-complex="normal"/>
    </style:style>
    <style:style style:name="T9" style:family="text">
      <style:text-properties style:font-name="Liberation Sans1" fo:font-size="11pt" officeooo:rsid="00c1201e" style:font-size-asian="10.5pt" style:font-weight-asian="normal" style:font-weight-complex="normal"/>
    </style:style>
    <style:style style:name="T10" style:family="text">
      <style:text-properties style:font-name="Liberation Sans1" fo:font-size="11pt" officeooo:rsid="00c3f1b7" style:font-size-asian="10.5pt" style:font-weight-asian="normal" style:font-weight-complex="normal"/>
    </style:style>
    <style:style style:name="T11" style:family="text">
      <style:text-properties style:font-name="Liberation Sans1" fo:font-size="11pt" officeooo:rsid="00af009c" style:font-size-asian="10.5pt"/>
    </style:style>
    <style:style style:name="T12" style:family="text">
      <style:text-properties style:font-name="Liberation Sans1" fo:font-size="11pt" officeooo:rsid="00b8b6ce" style:font-size-asian="10.5pt"/>
    </style:style>
    <style:style style:name="T13" style:family="text">
      <style:text-properties style:font-name="Liberation Sans1" fo:font-size="11pt" officeooo:rsid="00b43f65" style:font-size-asian="10.5pt"/>
    </style:style>
    <style:style style:name="T14" style:family="text">
      <style:text-properties style:font-name="Liberation Sans1" fo:font-size="11pt" officeooo:rsid="00bc2e92" style:font-size-asian="10.5pt"/>
    </style:style>
    <style:style style:name="T15" style:family="text">
      <style:text-properties style:font-name="Liberation Sans1" fo:font-size="11pt" officeooo:rsid="00c1201e" style:font-size-asian="10.5pt"/>
    </style:style>
    <style:style style:name="T16" style:family="text">
      <style:text-properties style:font-name="Liberation Sans1" fo:font-size="11pt" officeooo:rsid="00c4df5e" style:font-size-asian="10.5pt"/>
    </style:style>
    <style:style style:name="T17" style:family="text">
      <style:text-properties style:font-name="Liberation Sans1" fo:font-size="11pt" officeooo:rsid="00d0d0d1" style:font-size-asian="10.5pt"/>
    </style:style>
    <style:style style:name="T18" style:family="text">
      <style:text-properties style:font-name="Liberation Sans1" fo:font-size="10.5pt" officeooo:rsid="00a0cc5e" style:font-size-asian="10.5pt"/>
    </style:style>
    <style:style style:name="T19" style:family="text">
      <style:text-properties style:font-name="Liberation Sans1" fo:font-size="10.5pt" officeooo:rsid="00bcaf85" style:font-size-asian="10.5pt"/>
    </style:style>
    <style:style style:name="T20" style:family="text">
      <style:text-properties style:font-size-asian="10.5pt"/>
    </style:style>
    <style:style style:name="T21" style:family="text">
      <style:text-properties officeooo:rsid="009f483c" style:font-size-asian="10.5pt" style:font-weight-complex="normal"/>
    </style:style>
    <style:style style:name="T22" style:family="text">
      <style:text-properties officeooo:rsid="00a35245" style:font-size-asian="10.5pt" style:font-weight-complex="normal"/>
    </style:style>
    <style:style style:name="T23" style:family="text">
      <style:text-properties officeooo:rsid="00b57507" style:font-size-asian="10.5pt"/>
    </style:style>
    <style:style style:name="T24" style:family="text">
      <style:text-properties officeooo:rsid="00a35245" style:font-size-asian="10.5pt"/>
    </style:style>
    <style:style style:name="T25" style:family="text">
      <style:text-properties officeooo:rsid="009f483c"/>
    </style:style>
    <style:style style:name="T26" style:family="text">
      <style:text-properties officeooo:rsid="009f6cdf"/>
    </style:style>
    <style:style style:name="T27" style:family="text">
      <style:text-properties officeooo:rsid="00a0cc5e"/>
    </style:style>
    <style:style style:name="T28" style:family="text">
      <style:text-properties officeooo:rsid="00a2ad7f"/>
    </style:style>
    <style:style style:name="T29" style:family="text">
      <style:text-properties officeooo:rsid="00a35245"/>
    </style:style>
    <style:style style:name="T30" style:family="text">
      <style:text-properties officeooo:rsid="00a4c734"/>
    </style:style>
    <style:style style:name="T31" style:family="text">
      <style:text-properties officeooo:rsid="00a65295"/>
    </style:style>
    <style:style style:name="T32" style:family="text">
      <style:text-properties officeooo:rsid="00a776a5"/>
    </style:style>
    <style:style style:name="T33" style:family="text">
      <style:text-properties officeooo:rsid="00abd895"/>
    </style:style>
    <style:style style:name="T34" style:family="text">
      <style:text-properties officeooo:rsid="00ac8959"/>
    </style:style>
    <style:style style:name="T35" style:family="text">
      <style:text-properties officeooo:rsid="00b57507"/>
    </style:style>
    <style:style style:name="T36" style:family="text">
      <style:text-properties officeooo:rsid="00bb0cef"/>
    </style:style>
    <style:style style:name="T37" style:family="text">
      <style:text-properties officeooo:rsid="00bc2e92"/>
    </style:style>
    <style:style style:name="T38" style:family="text">
      <style:text-properties officeooo:rsid="00bcaf85"/>
    </style:style>
    <style:style style:name="T39" style:family="text">
      <style:text-properties fo:color="#18a303" loext:opacity="100%" style:font-name="Liberation Sans2" fo:font-size="14pt" fo:font-style="normal" fo:font-weight="bold" officeooo:rsid="00bcaf85"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0bd1a63"/>
    </style:style>
    <style:style style:name="T41" style:family="text">
      <style:text-properties officeooo:rsid="00be2b4d"/>
    </style:style>
    <style:style style:name="T42" style:family="text">
      <style:text-properties officeooo:rsid="00c1201e"/>
    </style:style>
    <style:style style:name="T43" style:family="text">
      <style:text-properties officeooo:rsid="00c1e06c"/>
    </style:style>
    <style:style style:name="T44" style:family="text">
      <style:text-properties officeooo:rsid="00c33f1c"/>
    </style:style>
    <style:style style:name="T45" style:family="text">
      <style:text-properties officeooo:rsid="00c3f1b7"/>
    </style:style>
    <style:style style:name="T46" style:family="text">
      <style:text-properties style:font-name="Liberation Sans5" fo:font-size="12pt" officeooo:rsid="00c6a48f" style:font-size-asian="12pt" style:font-size-complex="12pt"/>
    </style:style>
    <style:style style:name="T47" style:family="text">
      <style:text-properties style:font-name="Liberation Sans5" fo:font-size="12pt" officeooo:rsid="00c6a48f" style:font-name-asian="Liberation Sans5" style:font-size-asian="12pt" style:font-name-complex="Liberation Sans5" style:font-size-complex="12pt"/>
    </style:style>
    <style:style style:name="T48" style:family="text">
      <style:text-properties officeooo:rsid="00c9b978"/>
    </style:style>
    <style:style style:name="T49" style:family="text">
      <style:text-properties style:text-position="10% 100%" style:font-name="Liberation Sans5" fo:font-size="12pt" officeooo:rsid="00c6a48f" style:font-name-asian="Liberation Sans5" style:font-size-asian="12pt" style:font-name-complex="Liberation Sans5"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2" draw:name="Image1" text:anchor-type="as-char" svg:width="12.959cm" svg:height="3.318cm" draw:z-index="10"><draw:image xlink:href="Pictures/1000000000000280000000A4CA76C28B79DF1856.png" xlink:type="simple" xlink:show="embed" xlink:actuate="onLoad" draw:mime-type="image/png"/></draw:frame></text:p>
      <text:p text:style-name="P3"><text:user-defined style:data-style-name="N0" text:name="Guide Name">Calc Guide</text:user-defined></text:p>
      <text:p text:style-name="Title">Appendix A <text:line-break/>Keyboard Shortcuts</text:p>
      <text:p text:style-name="Subtitle"/>
      <text:section text:style-name="Sect1" text:name="CG6415S1" text:condition="ooow:book eq 1" text:display="condition">
        <text:h text:style-name="P66" text:outline-level="1"><text:bookmark-start text:name="__RefHeading__5636_1566568644"/>Copyright<text:bookmark-end text:name="__RefHeading__5636_1566568644"/></text:h>
        <text:p text:style-name="Text_20_body">This document is Copyright © <text:date style:data-style-name="N121" text:date-value="2021-04-11T00:16:01.836980818"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8906432">
            <table:table-cell table:style-name="TableBox100634432" office:value-type="string">
              <text:p text:style-name="P24">Felipe Viggiano</text:p>
            </table:table-cell>
            <table:table-cell table:style-name="TableBox100694400" office:value-type="string">
              <text:p text:style-name="P28">Kees Kriek</text:p>
            </table:table-cell>
            <table:table-cell table:style-name="TableBox100695344" office:value-type="string">
              <text:p text:style-name="P30">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0640240">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style-name="TableLine100723664">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style-name="TableLine100724032">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style-name="TableLine100724688">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5">Gordon Bates</text:p>
            </table:table-cell>
          </table:table-row>
          <table:table-row table:style-name="TableLine100725552">
            <table:table-cell table:style-name="Table3.A1" office:value-type="string">
              <text:p text:style-name="P27">Kees Kriek</text:p>
            </table:table-cell>
            <table:table-cell table:style-name="Table3.A1" office:value-type="string">
              <text:p text:style-name="P29">Felipe Viggiano</text:p>
            </table:table-cell>
            <table:table-cell table:style-name="Table3.A1" office:value-type="string">
              <text:p text:style-name="P1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9351559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3">Published May <text:date style:data-style-name="N121" text:date-value="2021-04-11T00:16:41.808551629" text:fixed="true">2021</text:date>. Based on LibreOffice 7.1 Community.<text:line-break/>Other versions of LibreOffice may differ in appearance and functionality.</text:p>
        <text:table-of-content text:style-name="Sect2"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62"><text:a xlink:type="simple" xlink:href="#__RefHeading__5636_1566568644" text:style-name="Index_20_Link" text:visited-style-name="Index_20_Link">Copyright<text:tab/>2</text:a></text:p>
            <text:p text:style-name="P63"><text:a xlink:type="simple" xlink:href="#__RefHeading__5638_1566568644" text:style-name="Index_20_Link" text:visited-style-name="Index_20_Link">Contributors<text:tab/>2</text:a></text:p>
            <text:p text:style-name="P63"><text:a xlink:type="simple" xlink:href="#__RefHeading___Toc4648_402817234" text:style-name="Index_20_Link" text:visited-style-name="Index_20_Link">Feedback<text:tab/>2</text:a></text:p>
            <text:p text:style-name="P63"><text:a xlink:type="simple" xlink:href="#__RefHeading__5644_1566568644" text:style-name="Index_20_Link" text:visited-style-name="Index_20_Link">Publication date and software version<text:tab/>2</text:a></text:p>
            <text:p text:style-name="P62"><text:a xlink:type="simple" xlink:href="#__RefHeading___Toc3129_3463906016" text:style-name="Index_20_Link" text:visited-style-name="Index_20_Link">Introduction<text:tab/>4</text:a></text:p>
            <text:p text:style-name="P62"><text:a xlink:type="simple" xlink:href="#__RefHeading___Toc2967_4423042" text:style-name="Index_20_Link" text:visited-style-name="Index_20_Link">Windows / Linux keyboard shortcuts<text:tab/>4</text:a></text:p>
            <text:p text:style-name="P63"><text:a xlink:type="simple" xlink:href="#__RefHeading___Toc3131_3463906016" text:style-name="Index_20_Link" text:visited-style-name="Index_20_Link">Keyboard shortcuts for Menu bar op</text:a><text:a xlink:type="simple" xlink:href="#__RefHeading___Toc3131_3463906016" text:style-name="Index_20_Link" text:visited-style-name="Index_20_Link">tio</text:a><text:a xlink:type="simple" xlink:href="#__RefHeading___Toc3131_3463906016" text:style-name="Index_20_Link" text:visited-style-name="Index_20_Link">ns and toolbars<text:tab/>5</text:a></text:p>
            <text:p text:style-name="P63"><text:a xlink:type="simple" xlink:href="#__RefHeading___Toc3133_3463906016" text:style-name="Index_20_Link" text:visited-style-name="Index_20_Link">Other Calc keyboard shortcuts<text:tab/>8</text:a></text:p>
            <text:p text:style-name="P63"><text:a xlink:type="simple" xlink:href="#__RefHeading___Toc3135_3463906016" text:style-name="Index_20_Link" text:visited-style-name="Index_20_Link">Chart keyboard shortcuts<text:tab/>11</text:a></text:p>
            <text:p text:style-name="P63"><text:a xlink:type="simple" xlink:href="#__RefHeading___Toc3137_3463906016" text:style-name="Index_20_Link" text:visited-style-name="Index_20_Link">Outline keyboard shortcuts<text:tab/>11</text:a></text:p>
            <text:p text:style-name="P63"><text:a xlink:type="simple" xlink:href="#__RefHeading___Toc3139_3463906016" text:style-name="Index_20_Link" text:visited-style-name="Index_20_Link">Keyboard shortcuts that cannot be modified<text:tab/>12</text:a></text:p>
            <text:p text:style-name="P62"><text:a xlink:type="simple" xlink:href="#__RefHeading___Toc2969_4423042" text:style-name="Index_20_Link" text:visited-style-name="Index_20_Link">macOS keyboard shortcuts<text:tab/>13</text:a></text:p>
            <text:p text:style-name="P63"><text:a xlink:type="simple" xlink:href="#__RefHeading___Toc6282_3277479468" text:style-name="Index_20_Link" text:visited-style-name="Index_20_Link">macOS keyboard symbols<text:tab/>13</text:a></text:p>
            <text:p text:style-name="P63"><text:a xlink:type="simple" xlink:href="#__RefHeading___Toc2774_4423042" text:style-name="Index_20_Link" text:visited-style-name="Index_20_Link">Keyboard shortcuts associated with Menu bar options and toolbars<text:tab/>13</text:a></text:p>
            <text:p text:style-name="P63"><text:a xlink:type="simple" xlink:href="#__RefHeading___Toc3133_34639060161" text:style-name="Index_20_Link" text:visited-style-name="Index_20_Link">Other Calc keyboard shortcuts<text:tab/>16</text:a></text:p>
            <text:p text:style-name="P63"><text:a xlink:type="simple" xlink:href="#__RefHeading___Toc3135_34639060161" text:style-name="Index_20_Link" text:visited-style-name="Index_20_Link">Chart keyboard shortcuts<text:tab/>19</text:a></text:p>
            <text:p text:style-name="P63"><text:a xlink:type="simple" xlink:href="#__RefHeading___Toc3137_34639060161" text:style-name="Index_20_Link" text:visited-style-name="Index_20_Link">Outline keyboard shortcuts<text:tab/>20</text:a></text:p>
            <text:p text:style-name="P63"><text:a xlink:type="simple" xlink:href="#__RefHeading___Toc3139_34639060161" text:style-name="Index_20_Link" text:visited-style-name="Index_20_Link">Keyboard shortcuts that cannot be modified<text:tab/>20</text:a></text:p>
          </text:index-body>
        </text:table-of-content>
        <text:p text:style-name="Text_20_body"/>
      </text:section>
      <text:h text:style-name="P67" text:outline-level="1"><text:bookmark-start text:name="__RefHeading___Toc3129_3463906016"/>Introduction<text:bookmark-end text:name="__RefHeading___Toc3129_3463906016"/></text:h>
      <text:p text:style-name="P44">You can use Calc without a pointing device, such as a mouse or touchpad, by using keyboard shortcuts. This appendix provides a comprehensive reference list of the available built-in shortcuts, which you can browse to find ones that may be useful in your daily work.</text:p>
      <text:p text:style-name="P36">When you first install LibreOffice, a default set of Calc keyboard shortcuts is available. These are described in this chapter, assuming no customization. When using Calc, you can discover shortcuts for common interactions by observing the key sequences identified on the menu options and in the tooltips of toolbar icons. You can also explore a more comprehensive list of shortcuts by viewing the <text:span text:style-name="Emphasis">Keyboard</text:span> tab of the Customize dialog (<text:span text:style-name="Strong_20_Emphasis">Tools &gt; Customize)</text:span>.</text:p>
      <text:p text:style-name="P36">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Chapter 14, Setting up and Customizing, for further instructions. Some shortcuts cannot be re-assigned; these are identified in the “<text:bookmark-ref text:reference-format="text" text:ref-name="__RefHeading___Toc3139_3463906016">Keyboard shortcuts that cannot be modified</text:bookmark-ref>” sections on pages <text:bookmark-ref text:reference-format="page" text:ref-name="__RefHeading___Toc3139_3463906016">12</text:bookmark-ref><text:s/>(Windows / Linux) and <text:bookmark-ref text:reference-format="page" text:ref-name="__RefHeading___Toc3139_34639060161">20</text:bookmark-ref><text:s/>(macOS).</text:p>
      <text:list xml:id="list4127071380" text:style-name="Heading_20_Caution">
        <text:list-item>
          <text:p text:style-name="Heading_20_Caution">Caution</text:p>
        </text:list-item>
      </text:list>
      <text:p text:style-name="Text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85348472757204" text:continue-list="list3493515590" text:style-name="Heading_20_Note">
        <text:list-item>
          <text:p text:style-name="Heading_20_Note">Note</text:p>
        </text:list-item>
      </text:list>
      <text:p text:style-name="P52">Different operating systems may allocate particular keys to operating system functions and, in such cases, those keys may not perform the Calc functions described in this appendix.</text:p>
      <text:p text:style-name="P52">For example, the <text:span text:style-name="Keystroke">F1</text:span> function key may be used to put your Windows computer into a sleep / hibernation mode and so cannot be used to access the Calc Help system. For some macOS versions, the <text:span text:style-name="Keystroke">Cmd</text:span>+<text:span text:style-name="Keystroke">F5</text:span> key sequence is used by macOS to display its VoiceOver dialog and so cannot be used to control the display of Calc’s Sidebar. Similarly the <text:span text:style-name="Keystroke">Shift</text:span>+<text:span text:style-name="Keystroke">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41">The remainder of this chapter is in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Linux keyboard shortcuts"/><text:alphabetical-index-mark text:string-value="Windows keyboard shortcuts"/><text:alphabetical-index-mark text:string-value="Windows / Linux" text:key1="keyboard shortcuts"/>Windows / Linux keyboard shortcuts<text:bookmark-end text:name="__RefHeading___Toc2967_4423042"/></text:h>
      <text:list xml:id="list85349866553737" text:continue-numbering="true" text:style-name="Heading_20_Note">
        <text:list-item>
          <text:p text:style-name="Heading_20_Note">Note</text:p>
        </text:list-item>
      </text:list>
      <text:p text:style-name="P50">Many of the keyboard shortcuts in this section us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for Menu bar options and toolbars<text:bookmark-end text:name="__RefHeading___Toc3131_3463906016"/></text:h>
      <text:p text:style-name="P37">Tables <text:sequence-ref text:reference-format="value" text:ref-name="refTable0">1</text:sequence-ref><text:s/>to <text:sequence-ref text:reference-format="value" text:ref-name="refTable3">4</text:sequence-ref><text:s/>list Calc keyboard shortcuts that can be used instead of the options on the Menu bar, the Standard toolbar, or the Formatting toolbar. The toolbars are assumed to contain the initial default set of icons, without any user customization.</text:p>
      <text:p text:style-name="Caption">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text:span text:style-name="Keystroke">F1</text:span></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text:span text:style-name="Keystroke">F2</text:span></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text:span text:style-name="Keystroke">Ctrl</text:span>+<text:span text:style-name="Keystroke">F2</text:span></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text:span text:style-name="Keystroke">Ctrl</text:span>+<text:span text:style-name="Keystroke">F3</text:span></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text:span text:style-name="Keystroke">Shift</text:span>+<text:span text:style-name="Keystroke">F3</text:span></text:p>
          </table:table-cell>
          <table:table-cell table:style-name="Table6.A2" office:value-type="string">
            <text:p text:style-name="Table_20_Contents"><text:span text:style-name="Strong_20_Emphasis">Format &gt; Text &gt; Cycle Case.</text:span></text:p>
          </table:table-cell>
        </table:table-row>
        <table:table-row table:style-name="Table6.1">
          <table:table-cell table:style-name="Table6.A2" office:value-type="string">
            <text:p text:style-name="Table_20_Contents"><text:span text:style-name="Keystroke">F4</text:span></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text:span text:style-name="Keystroke">Ctrl</text:span>+<text:span text:style-name="Keystroke">Shift</text:span>+<text:span text:style-name="Keystroke">F4</text:span></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text:span text:style-name="Keystroke">F5</text:span></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text:span text:style-name="Keystroke">Ctrl</text:span>+<text:span text:style-name="Keystroke">F5</text:span></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text:span text:style-name="Keystroke">Shift</text:span>+<text:span text:style-name="Keystroke">F5</text:span></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text:span text:style-name="Keystroke">F7</text:span></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on the Standard toolbar.</text:p>
          </table:table-cell>
        </table:table-row>
        <table:table-row table:style-name="Table6.1">
          <table:table-cell table:style-name="Table6.A2" office:value-type="string">
            <text:p text:style-name="Table_20_Contents"><text:span text:style-name="Keystroke">Ctrl</text:span>+<text:span text:style-name="Keystroke">F7</text:span></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7"><text:span text:style-name="Keystroke">Ctrl</text:span>+<text:span text:style-name="Keystroke">Shift</text:span>+<text:span text:style-name="Keystroke">F7</text:span></text:p>
          </table:table-cell>
          <table:table-cell table:style-name="Table6.A2" office:value-type="string">
            <text:p text:style-name="P9"><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text:span text:style-name="Keystroke">Shift</text:span>+<text:span text:style-name="Keystroke">F7</text:span></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text:span text:style-name="Keystroke">Ctrl</text:span>+<text:span text:style-name="Keystroke">F8</text:span></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text:span text:style-name="Keystroke">F9</text:span></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text:span text:style-name="Keystroke">Shift</text:span>+<text:span text:style-name="Keystroke">F9</text:span></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text:span text:style-name="Keystroke">Ctrl</text:span>+<text:span text:style-name="Keystroke">Shift</text:span>+<text:span text:style-name="Keystroke">F9</text:span></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text:span text:style-name="Keystroke">F11</text:span></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text:span text:style-name="Keystroke">Shift</text:span>+<text:span text:style-name="Keystroke">F11</text:span></text:p>
          </table:table-cell>
          <table:table-cell table:style-name="Table6.A2" office:value-type="string">
            <text:p text:style-name="Table_20_Contents"><text:span text:style-name="Strong_20_Emphasis">File &gt; Templates &gt; Save as Template.</text:span></text:p>
            <text:p text:style-name="Table_20_Contents">Via drop-down menu on<text:span text:style-name="Strong_20_Emphasis"> Save</text:span> icon on the Standard toolbar.</text:p>
          </table:table-cell>
        </table:table-row>
        <table:table-row table:style-name="Table6.1">
          <table:table-cell table:style-name="Table6.A2" office:value-type="string">
            <text:p text:style-name="Table_20_Contents"><text:span text:style-name="Keystroke">F12</text:span></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text:span text:style-name="Keystroke">Ctrl</text:span>+<text:span text:style-name="Keystroke">F12</text:span></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text:span text:style-name="Keystroke">Alt</text:span>+<text:span text:style-name="Keystroke">F12</text:span></text:p>
          </table:table-cell>
          <table:table-cell table:style-name="Table6.A2" office:value-type="string">
            <text:p text:style-name="Table_20_Contents"><text:span text:style-name="Strong_20_Emphasis">Tools &gt; Options</text:span>.</text:p>
          </table:table-cell>
        </table:table-row>
      </table:table>
      <text:p text:style-name="Caption">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text:span text:style-name="Keystroke">Ctrl</text:span>+<text:span text:style-name="Keystroke">1</text:span></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text:span text:style-name="Keystroke">Ctrl</text:span>+<text:span text:style-name="Keystroke">Shift</text:span>+<text:span text:style-name="Keystroke">1</text:span></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on the Formatting toolbar.</text:p>
          </table:table-cell>
        </table:table-row>
        <text:soft-page-break/>
        <table:table-row table:style-name="Table5.1">
          <table:table-cell table:style-name="Table5.A2" office:value-type="string">
            <text:p text:style-name="Table_20_Contents"><text:span text:style-name="Keystroke">Ctrl</text:span>+<text:span text:style-name="Keystroke">Shift</text:span>+<text:span text:style-name="Keystroke">2</text:span></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text:span text:style-name="Keystroke">Ctrl</text:span>+<text:span text:style-name="Keystroke">Shift</text:span>+<text:span text:style-name="Keystroke">3</text:span></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on the Formatting toolbar.</text:p>
          </table:table-cell>
        </table:table-row>
        <table:table-row table:style-name="Table5.1">
          <table:table-cell table:style-name="Table5.A2" office:value-type="string">
            <text:p text:style-name="Table_20_Contents"><text:span text:style-name="Keystroke">Ctrl</text:span>+<text:span text:style-name="Keystroke">Shift</text:span>+<text:span text:style-name="Keystroke">4</text:span></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on the Formatting toolbar.</text:p>
          </table:table-cell>
        </table:table-row>
        <table:table-row table:style-name="Table5.1">
          <table:table-cell table:style-name="Table5.A2" office:value-type="string">
            <text:p text:style-name="Table_20_Contents"><text:span text:style-name="Keystroke">Ctrl</text:span>+<text:span text:style-name="Keystroke">Shift</text:span>+<text:span text:style-name="Keystroke">5</text:span></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on the Formatting toolbar.</text:p>
          </table:table-cell>
        </table:table-row>
        <table:table-row table:style-name="Table5.1">
          <table:table-cell table:style-name="Table5.A2" office:value-type="string">
            <text:p text:style-name="Table_20_Contents"><text:span text:style-name="Keystroke">Ctrl</text:span>+<text:span text:style-name="Keystroke">Shift</text:span>+<text:span text:style-name="Keystroke">6</text:span></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85349920587818" text:continue-numbering="true" text:style-name="Heading_20_Note">
        <text:list-item>
          <text:p text:style-name="P71">Note</text:p>
        </text:list-item>
      </text:list>
      <text:p text:style-name="P48">The <text:span text:style-name="Strong_20_Emphasis">Format &gt; Spacing</text:span> menu appears to provide shortcuts for <text:span text:style-name="Strong_20_Emphasis">Line Spacing: 1.5</text:span> (<text:span text:style-name="Keystroke">Ctrl</text:span>+<text:span text:style-name="Keystroke">5</text:span>) and <text:span text:style-name="Strong_20_Emphasis">Line Spacing: 2</text:span> (<text:span text:style-name="Keystroke">Ctrl</text:span>+<text:span text:style-name="Keystroke">2</text:span>). However these options are never active in Calc 7.1 and so the shortcuts are not included in Table <text:sequence-ref text:reference-format="value" text:ref-name="refTable1">2</text:sequence-ref>.</text:p>
      <text:p text:style-name="Caption">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text:span text:style-name="Keystroke">Ctrl</text:span>+<text:span text:style-name="Keystroke">B</text:span></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B</text:span></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text:span text:style-name="Keystroke">Ctrl</text:span>+<text:span text:style-name="Keystroke">C</text:span></text:p>
          </table:table-cell>
          <table:table-cell table:style-name="Table9.A2" office:value-type="string">
            <text:p text:style-name="Table_20_Contents"><text:span text:style-name="Strong_20_Emphasis">Edit &gt; Copy.</text:span></text:p>
            <text:p text:style-name="Table_20_Contents"><text:span text:style-name="Strong_20_Emphasis">Copy </text:span>icon on the Standard toolbar.</text:p>
          </table:table-cell>
        </table:table-row>
        <table:table-row table:style-name="Table9.1">
          <table:table-cell table:style-name="Table9.A2" office:value-type="string">
            <text:p text:style-name="P20"><text:span text:style-name="Keystroke">Ctrl</text:span>+<text:span text:style-name="Keystroke">Shift</text:span>+<text:span text:style-name="Keystroke">C</text:span></text:p>
          </table:table-cell>
          <table:table-cell table:style-name="Table9.A2" office:value-type="string">
            <text:p text:style-name="P20"><text:span text:style-name="Strong_20_Emphasis">Edit &gt; Track Changes &gt; Record.</text:span></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C</text:span></text:p>
          </table:table-cell>
          <table:table-cell table:style-name="Table9.A2" office:value-type="string">
            <text:p text:style-name="Table_20_Contents"><text:span text:style-name="Strong_20_Emphasis">Insert &gt; Comment.</text:span></text:p>
            <text:p text:style-name="P19"><text:span text:style-name="Strong_20_Emphasis">Sheet &gt; Cell Comments &gt; Edit Comment.</text:span></text:p>
            <text:p text:style-name="Table_20_Contents"><text:span text:style-name="Strong_20_Emphasis">Insert Comment</text:span> icon on the Standard toolbar.</text:p>
          </table:table-cell>
        </table:table-row>
        <table:table-row table:style-name="Table9.1">
          <table:table-cell table:style-name="Table9.A2" office:value-type="string">
            <text:p text:style-name="Table_20_Contents"><text:span text:style-name="Keystroke">Ctrl</text:span>+<text:span text:style-name="Keystroke">D</text:span></text:p>
          </table:table-cell>
          <table:table-cell table:style-name="Table9.A2" office:value-type="string">
            <text:p text:style-name="Table_20_Contents"><text:span text:style-name="Strong_20_Emphasis">Sheet &gt; Fill Cells &gt; Fill Down.</text:span></text:p>
            <text:p text:style-name="Table_20_Contents">Via drop-down menus on <text:span text:style-name="Strong_20_Emphasis">Row</text:span> or <text:span text:style-name="Strong_20_Emphasis">Column</text:span> icons on the Standard toolbar.</text:p>
          </table:table-cell>
        </table:table-row>
        <table:table-row table:style-name="Table9.1">
          <table:table-cell table:style-name="Table9.A2" office:value-type="string">
            <text:p text:style-name="Table_20_Contents"><text:span text:style-name="Keystroke">Ctrl</text:span>+<text:span text:style-name="Keystroke">E</text:span></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E</text:span></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text:span text:style-name="Keystroke">Ctrl</text:span>+<text:span text:style-name="Keystroke">F</text:span></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text:span text:style-name="Keystroke">Ctrl</text:span>+<text:span text:style-name="Keystroke">H</text:span></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the Standard toolbar.</text:p>
          </table:table-cell>
        </table:table-row>
        <table:table-row table:style-name="Table9.1">
          <table:table-cell table:style-name="Table9.A2" office:value-type="string">
            <text:p text:style-name="Table_20_Contents"><text:span text:style-name="Keystroke">Ctrl</text:span>+<text:span text:style-name="Keystroke">I</text:span></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J</text:span></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J</text:span></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text:span text:style-name="Keystroke">Ctrl</text:span>+<text:span text:style-name="Keystroke">K</text:span></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on the Standard toolbar.</text:p>
          </table:table-cell>
        </table:table-row>
        <text:soft-page-break/>
        <table:table-row table:style-name="Table9.1">
          <table:table-cell table:style-name="Table9.A2" office:value-type="string">
            <text:p text:style-name="Table_20_Contents"><text:span text:style-name="Keystroke">Ctrl</text:span>+<text:span text:style-name="Keystroke">L</text:span></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M</text:span></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M</text:span></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text:span text:style-name="Keystroke">Ctrl</text:span>+<text:span text:style-name="Keystroke">N</text:spa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N</text:spa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drop-down menu on <text:span text:style-name="Strong_20_Emphasis">N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O</text:span></text:p>
          </table:table-cell>
          <table:table-cell table:style-name="Table9.A2" office:value-type="string">
            <text:p text:style-name="Table_20_Contents"><text:span text:style-name="Strong_20_Emphasis">File &gt; Open.</text:span></text:p>
            <text:p text:style-name="Table_20_Contents"><text:span text:style-name="Strong_20_Emphasis">Open</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O</text:span></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P</text:span></text:p>
          </table:table-cell>
          <table:table-cell table:style-name="Table9.A2" office:value-type="string">
            <text:p text:style-name="Table_20_Contents"><text:span text:style-name="Strong_20_Emphasis">File &gt; Print.</text:span></text:p>
            <text:p text:style-name="Table_20_Contents"><text:span text:style-name="Strong_20_Emphasis">Print</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P</text:span></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text:span text:style-name="Keystroke">Ctrl</text:span>+<text:span text:style-name="Keystroke">Q</text:span></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text:span text:style-name="Keystroke">Ctrl</text:span>+<text:span text:style-name="Keystroke">R</text:span></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on the Formatting toolbar.</text:p>
          </table:table-cell>
        </table:table-row>
        <table:table-row table:style-name="Table9.1">
          <table:table-cell table:style-name="Table9.A2" office:value-type="string">
            <text:p text:style-name="Table_20_Contents"><text:span text:style-name="Keystroke">Ctrl</text:span>+<text:span text:style-name="Keystroke">S</text:span></text:p>
          </table:table-cell>
          <table:table-cell table:style-name="Table9.A2" office:value-type="string">
            <text:p text:style-name="Table_20_Contents"><text:span text:style-name="Strong_20_Emphasis">File &gt; Save.</text:span></text:p>
            <text:p text:style-name="Table_20_Contents"><text:span text:style-name="Strong_20_Emphasis">Save</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S</text:span></text:p>
          </table:table-cell>
          <table:table-cell table:style-name="Table9.A2" office:value-type="string">
            <text:p text:style-name="Table_20_Contents"><text:span text:style-name="Strong_20_Emphasis">File &gt; Save As.</text:span></text:p>
            <text:p text:style-name="P21">Via drop-down menu on <text:span text:style-name="Strong_20_Emphasis">Save</text:span> icon on the Standard toolbar.</text:p>
          </table:table-cell>
        </table:table-row>
        <table:table-row table:style-name="Table9.1">
          <table:table-cell table:style-name="Table9.A2" office:value-type="string">
            <text:p text:style-name="Table_20_Contents"><text:span text:style-name="Keystroke">Ctrl</text:span>+<text:span text:style-name="Keystroke">U</text:span></text:p>
          </table:table-cell>
          <table:table-cell table:style-name="Table9.A2" office:value-type="string">
            <text:p text:style-name="Table_20_Contents"><text:span text:style-name="Strong_20_Emphasis">Underline</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V</text:span></text:p>
          </table:table-cell>
          <table:table-cell table:style-name="Table9.A2" office:value-type="string">
            <text:p text:style-name="Table_20_Contents"><text:span text:style-name="Strong_20_Emphasis">Edit &gt; Paste.</text:span></text:p>
            <text:p text:style-name="Table_20_Contents"><text:span text:style-name="Strong_20_Emphasis">Paste</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V</text:span></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Shift</text:span>+<text:span text:style-name="Keystroke">V</text:span></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text:span text:style-name="Keystroke">Ctrl</text:span>+<text:span text:style-name="Keystroke">W</text:span></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text:span text:style-name="Keystroke">Ctrl</text:span>+<text:span text:style-name="Keystroke">X</text:span></text:p>
          </table:table-cell>
          <table:table-cell table:style-name="Table9.A2" office:value-type="string">
            <text:p text:style-name="Table_20_Contents"><text:span text:style-name="Strong_20_Emphasis">Edit &gt; Cut.</text:span></text:p>
            <text:p text:style-name="Table_20_Contents"><text:span text:style-name="Strong_20_Emphasis">Cut</text:span> icon on the Standard toolbar.</text:p>
          </table:table-cell>
        </table:table-row>
        <table:table-row table:style-name="Table9.1">
          <table:table-cell table:style-name="Table9.A2" office:value-type="string">
            <text:p text:style-name="Table_20_Contents"><text:span text:style-name="Keystroke">Ctrl</text:span>+<text:span text:style-name="Keystroke">Y</text:span></text:p>
          </table:table-cell>
          <table:table-cell table:style-name="Table9.A2" office:value-type="string">
            <text:p text:style-name="Table_20_Contents"><text:span text:style-name="Strong_20_Emphasis">Edit &gt; Redo.</text:span></text:p>
            <text:p text:style-name="Table_20_Contents"><text:span text:style-name="Strong_20_Emphasis">Redo</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Y</text:span></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text:span text:style-name="Keystroke">Ctrl</text:span>+<text:span text:style-name="Keystroke">Z</text:span></text:p>
          </table:table-cell>
          <table:table-cell table:style-name="Table9.A2" office:value-type="string">
            <text:p text:style-name="Table_20_Contents"><text:span text:style-name="Strong_20_Emphasis">Edit &gt; Undo.</text:span></text:p>
            <text:p text:style-name="Table_20_Contents"><text:span text:style-name="Strong_20_Emphasis">Undo</text:span> icon on the Standard toolbar.</text:p>
          </table:table-cell>
        </table:table-row>
      </table:table>
      <text:p text:style-name="P59"><text:soft-page-break/>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text:span text:style-name="Keystroke">Ctrl</text:span>+<text:span text:style-name="Keystroke">Shift</text:span>+<text:span text:style-name="Keystroke">Pg</text:span> <text:span text:style-name="Keystroke">up</text:span></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text:span text:style-name="Keystroke">Ctrl</text:span>+<text:span text:style-name="Keystroke">Shift</text:span>+<text:span text:style-name="Keystroke">Pg</text:span> <text:span text:style-name="Keystroke">down</text:span></text:p>
          </table:table-cell>
          <table:table-cell table:style-name="Table10.A2" office:value-type="string">
            <text:p text:style-name="P8"><text:span text:style-name="Strong_20_Emphasis">Edit &gt; Select &gt; Select to Next Sheet.</text:span></text:p>
          </table:table-cell>
        </table:table-row>
        <table:table-row table:style-name="Table10.1">
          <table:table-cell table:style-name="Table10.A2" office:value-type="string">
            <text:p text:style-name="Table_20_Contents"><text:span text:style-name="Keystroke">Backspace</text:span></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text:span text:style-name="Keystroke">Ctrl</text:span>+<text:span text:style-name="Keystroke">Tab</text:span></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text:span text:style-name="Keystroke">Ctrl</text:span>+<text:span text:style-name="Keystroke">Shift</text:span>+<text:span text:style-name="Keystroke">Tab</text:span></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text:span text:style-name="Keystroke">Ctrl</text:span>+<text:span text:style-name="Keystroke">Space</text:span></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text:span text:style-name="Keystroke">Shift</text:span>+<text:span text:style-name="Keystroke">Space</text:span></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text:span text:style-name="Keystroke">Ctrl</text:span>+<text:span text:style-name="Keystroke">Shift</text:span>+<text:span text:style-name="Keystroke">Space</text:span></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text:span text:style-name="Keystroke">Ctrl</text:span>+<text:span text:style-name="Keystroke">Shift</text:span>+<text:span text:style-name="Keystroke">;</text:span></text:p>
          </table:table-cell>
          <table:table-cell table:style-name="Table10.A2" office:value-type="string">
            <text:p text:style-name="Table_20_Contents"><text:span text:style-name="Strong_20_Emphasis">Insert &gt; Time.</text:span></text:p>
          </table:table-cell>
        </table:table-row>
        <table:table-row table:style-name="Table10.5">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7.1,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38">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Caption">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text:span text:style-name="Keystroke">Shift</text:span>+<text:span text:style-name="Keystroke">F1</text:span></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text:span text:style-name="Keystroke">Ctrl</text:span>+<text:span text:style-name="Keystroke">F1</text:span></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text:span text:style-name="Keystroke">Ctrl</text:span>+<text:span text:style-name="Keystroke">Shift</text:span>+<text:span text:style-name="Keystroke">F2</text:span></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text:span text:style-name="Keystroke">Ctrl</text:span>+<text:span text:style-name="Keystroke">Shift</text:span>+<text:span text:style-name="Keystroke">F5</text:span></text:p>
            <text:p text:style-name="Table_20_Contents"><text:span text:style-name="Keystroke">Ctrl</text:span>+<text:span text:style-name="Keystroke">Shift</text:span>+<text:span text:style-name="Keystroke">T</text:span></text:p>
          </table:table-cell>
          <table:table-cell table:style-name="Table7.A2" office:value-type="string">
            <text:p text:style-name="Table_20_Contents">Moves the cursor to the Name Box field on the Formula bar.</text:p>
          </table:table-cell>
        </table:table-row>
      </table:table>
      <text:p text:style-name="Caption">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Description</text:p>
            </table:table-cell>
          </table:table-row>
        </table:table-header-rows>
        <table:table-row table:style-name="Table11.1">
          <table:table-cell table:style-name="Table11.A2" office:value-type="string">
            <text:p text:style-name="Table_20_Contents"><text:span text:style-name="Keystroke">Ctrl</text:span>+<text:span text:style-name="Keystroke">A</text:span></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text:span text:style-name="Keystroke">Ctrl</text:span>+<text:span text:style-name="Keystroke">Shift</text:span>+<text:span text:style-name="Keystroke">R</text:span></text:p>
          </table:table-cell>
          <table:table-cell table:style-name="Table11.A2" office:value-type="string">
            <text:p text:style-name="Table_20_Contents">Redraws the document view.</text:p>
          </table:table-cell>
        </table:table-row>
        <table:table-row table:style-name="Table11.1">
          <table:table-cell table:style-name="Table11.A2" office:value-type="string">
            <text:p text:style-name="Table_20_Contents"><text:span text:style-name="Keystroke">Ctrl</text:span>+<text:span text:style-name="Keystroke">Shift</text:span>+<text:span text:style-name="Keystroke">Z</text:span></text:p>
          </table:table-cell>
          <table:table-cell table:style-name="Table11.A2" office:value-type="string">
            <text:p text:style-name="Table_20_Contents">Reverses the action of the last undo command.</text:p>
          </table:table-cell>
        </table:table-row>
      </table:table>
      <text:p text:style-name="P59"><text:soft-page-break/>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Description</text:p>
            </table:table-cell>
          </table:table-row>
        </table:table-header-rows>
        <table:table-row table:style-name="Table12.1">
          <table:table-cell table:style-name="Table12.A2" office:value-type="string">
            <text:p text:style-name="P31"><text:span text:style-name="Keystroke">↑</text:span></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32"><text:span text:style-name="Keystroke">Ctrl</text:span>+↑</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2"><text:span text:style-name="Keystroke">Shift</text:span>+↑</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32"><text:span text:style-name="Keystroke">Ctrl</text:span>+<text:span text:style-name="Keystroke">Shift</text:span>+↑</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2"><text:span text:style-name="Keystroke">Alt+Shift</text:span>+↑</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6"><text:span text:style-name="Keystroke">→</text:span></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32"><text:span text:style-name="Keystroke">Ctrl</text:span>+→</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5"><text:span text:style-name="Keystroke">Shift</text:span>+→</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35"><text:span text:style-name="Keystroke">Ctrl</text:span>+<text:span text:style-name="Keystroke">Shift</text:span>+→</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5"><text:span text:style-name="Keystroke">Alt</text:span>+→</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35"><text:span text:style-name="Keystroke">Alt</text:span>+<text:span text:style-name="Keystroke">Shift</text:span>+→</text:p>
          </table:table-cell>
          <table:table-cell table:style-name="Table12.A2" office:value-type="string">
            <text:p text:style-name="Table_20_Contents">Optimizes the column width based on the current cell.</text:p>
          </table:table-cell>
        </table:table-row>
        <table:table-row table:style-name="Table12.1">
          <table:table-cell table:style-name="Table12.A2" office:value-type="string">
            <text:p text:style-name="P33"><text:span text:style-name="Keystroke">↓</text:span></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P33"><text:span text:style-name="Keystroke">Ctrl</text:span>+↓</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Alt</text:span>+↓</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P33"><text:span text:style-name="Keystroke">Shift</text:span>+↓</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P33"><text:span text:style-name="Keystroke">Ctrl</text:span>+<text:span text:style-name="Keystroke">Shift</text:span>+↓</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Alt</text:span>+<text:span text:style-name="Keystroke">Shift</text:span>+↓</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35"><text:span text:style-name="Keystroke">←</text:span></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P33"><text:span text:style-name="Keystroke">Ctrl</text:span>+←</text:p>
          </table:table-cell>
          <table:table-cell table:style-name="Table12.A2" office:value-type="string">
            <text:p text:style-name="Table_20_Contents">Moves the cursor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5"><text:span text:style-name="Keystroke">Shift</text:span>+←</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P35"><text:span text:style-name="Keystroke">Ctrl</text:span>+<text:span text:style-name="Keystroke">Shift</text:span>+←</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5"><text:span text:style-name="Keystroke">Alt</text:span>+←</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P35"><text:span text:style-name="Keystroke">Alt</text:span>+<text:span text:style-name="Keystroke">Shift</text:span>+←</text:p>
          </table:table-cell>
          <table:table-cell table:style-name="Table12.A2" office:value-type="string">
            <text:p text:style-name="Table_20_Contents">Optimizes the column width based on the current cell.</text:p>
          </table:table-cell>
        </table:table-row>
      </table:table>
      <text:p text:style-name="P59"><text:soft-page-break/>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Description</text:p>
            </table:table-cell>
          </table:table-row>
        </table:table-header-rows>
        <table:table-row table:style-name="Table13.1">
          <table:table-cell table:style-name="Table13.A2" office:value-type="string">
            <text:p text:style-name="Table_20_Contents"><text:span text:style-name="Keystroke">Home</text:span></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text:span text:style-name="Keystroke">Ctrl</text:span>+<text:span text:style-name="Keystroke">Home</text:span></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text:span text:style-name="Keystroke">Shift</text:span>+<text:span text:style-name="Keystroke">Home</text:span></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text:span text:style-name="Keystroke">Ctrl</text:span>+<text:span text:style-name="Keystroke">Shift</text:span>+<text:span text:style-name="Keystroke">Home</text:span></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text:span text:style-name="Keystroke">End</text:span></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text:span text:style-name="Keystroke">Ctrl</text:span>+<text:span text:style-name="Keystroke">End</text:span></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text:span text:style-name="Keystroke">Shift</text:span>+<text:span text:style-name="Keystroke">End</text:span></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text:span text:style-name="Keystroke">Ctrl</text:span>+<text:span text:style-name="Keystroke">Shift</text:span>+<text:span text:style-name="Keystroke">End</text:span></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Caption">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Description</text:p>
            </table:table-cell>
          </table:table-row>
        </table:table-header-rows>
        <table:table-row table:style-name="Table14.1">
          <table:table-cell table:style-name="Table14.A2" office:value-type="string">
            <text:p text:style-name="Table_20_Contents"><text:span text:style-name="Keystroke">Pg</text:span> <text:span text:style-name="Keystroke">up</text:span>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text:span text:style-name="Keystroke">Ctrl</text:span>+<text:span text:style-name="Keystroke">Pg</text:span> <text:span text:style-name="Keystroke">up</text:span></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text:span text:style-name="Keystroke">Shift</text:span>+<text:span text:style-name="Keystroke">Pg up</text:span></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text:span text:style-name="Keystroke">Alt</text:span>+<text:span text:style-name="Keystroke">Pg up</text:span></text:p>
          </table:table-cell>
          <table:table-cell table:style-name="Table14.A2" office:value-type="string">
            <text:p text:style-name="Table_20_Contents">Moves one screen page to the left.</text:p>
          </table:table-cell>
        </table:table-row>
        <table:table-row table:style-name="Table14.1">
          <table:table-cell table:style-name="Table14.A2" office:value-type="string">
            <text:p text:style-name="Table_20_Contents"><text:span text:style-name="Keystroke">Alt</text:span>+<text:span text:style-name="Keystroke">Shift</text:span>+<text:span text:style-name="Keystroke">Pg up</text:span></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text:span text:style-name="Keystroke">Pg</text:span> <text:span text:style-name="Keystroke">down</text:spa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text:span text:style-name="Keystroke">Ctrl</text:span>+<text:span text:style-name="Keystroke">Pg</text:span> <text:span text:style-name="Keystroke">down</text:spa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text:span text:style-name="Keystroke">Shift</text:span>+<text:span text:style-name="Keystroke">Pg</text:span> <text:span text:style-name="Keystroke">down</text:spa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text:span text:style-name="Keystroke">Alt</text:span>+<text:span text:style-name="Keystroke">Pg</text:span> <text:span text:style-name="Keystroke">down</text:spa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text:span text:style-name="Keystroke">Alt</text:span>+<text:span text:style-name="Keystroke">Shift</text:span>+<text:span text:style-name="Keystroke">Pg</text:span> <text:span text:style-name="Keystroke">down</text:span></text:p>
          </table:table-cell>
          <table:table-cell table:style-name="Table14.A2" office:value-type="string">
            <text:p text:style-name="Table_20_Contents">Selects cells from the cursor to the column one page to the right.</text:p>
          </table:table-cell>
        </table:table-row>
      </table:table>
      <text:p text:style-name="Caption">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Description</text:p>
            </table:table-cell>
          </table:table-row>
        </table:table-header-rows>
        <table:table-row table:style-name="Table15.1">
          <table:table-cell table:style-name="Table15.A2" office:value-type="string">
            <text:p text:style-name="Table_20_Contents"><text:span text:style-name="Keystroke">Escape</text:span></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text:span text:style-name="Keystroke">Ctrl</text:span>+<text:span text:style-name="Keystroke">Insert</text:span></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text:span text:style-name="Keystroke">Shift</text:span>+<text:span text:style-name="Keystroke">Insert</text:span></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text:span text:style-name="Keystroke">Delete</text:span></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text:span text:style-name="Keystroke">Shift</text:span>+<text:span text:style-name="Keystroke">Delete</text:span></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text:span text:style-name="Keystroke">Ctrl</text:span>+<text:span text:style-name="Keystroke">Backspace</text:span></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text:span text:style-name="Keystroke">Shift</text:span>+<text:span text:style-name="Keystroke">Backspace</text:span></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text:span text:style-name="Keystroke">Alt</text:span>+<text:span text:style-name="Keystroke">Backspace</text:span></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Table_20_Contents">Selects the cells that are dependent on the current cell.</text:p>
          </table:table-cell>
        </table:table-row>
        <text:soft-page-break/>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P25">Selects the cells in the matrix formula range that contains the cursor.</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P25">Copies the contents of the cell above the cursor into the current cell, but remains in cell edit mode so that you can make further changes.</text:p>
            <text:p text:style-name="P25">Use the single apostrophe key.</text:p>
          </table:table-cell>
        </table:table-row>
        <table:table-row table:style-name="Table15.1">
          <table:table-cell table:style-name="Table15.A2" office:value-type="string">
            <text:p text:style-name="Table_20_Contents"><text:span text:style-name="Keystroke">Enter</text:span></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text:span text:style-name="Keystroke">Ctrl</text:span>+<text:span text:style-name="Keystroke">Enter</text:span></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text:span text:style-name="Keystroke">Ctrl</text:span>+<text:span text:style-name="Keystroke">Shift</text:span>+<text:span text:style-name="Keystroke">Enter</text:span></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text:span text:style-name="Keystroke">Alt</text:span>+<text:span text:style-name="Keystroke">Enter</text:span></text:p>
          </table:table-cell>
          <table:table-cell table:style-name="Table15.A2" office:value-type="string">
            <text:p text:style-name="Table_20_Contents">Fills the selected cell range with the formula that you entered on the input line.</text:p>
          </table:table-cell>
        </table:table-row>
        <table:table-row table:style-name="Table15.1">
          <table:table-cell table:style-name="Table15.A2" office:value-type="string">
            <text:p text:style-name="P20"><text:span text:style-name="Keystroke">Alt</text:span>+<text:span text:style-name="Keystroke">=</text:span></text:p>
          </table:table-cell>
          <table:table-cell table:style-name="Table15.A2" office:value-type="string">
            <text:p text:style-name="P20">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P39">Table <text:sequence-ref text:reference-format="value" text:ref-name="refTable10">11</text:sequence-ref><text:s/>lists some shortcuts that are available within a Calc chart.</text:p>
      <text:list xml:id="list1678892016"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Caption">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54">Windows / Linux</text:p>
            </table:table-cell>
            <table:table-cell table:style-name="Table1.A1" office:value-type="string">
              <text:p text:style-name="Table_20_Heading">Effect</text:p>
            </table:table-cell>
          </table:table-row>
        </table:table-header-rows>
        <table:table-row table:style-name="Table1.1">
          <table:table-cell table:style-name="Table1.A2" office:value-type="string">
            <text:p text:style-name="Table_20_Contents"><text:span text:style-name="Keystroke">Tab</text:span></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text:span text:style-name="Keystroke">Shift</text:span>+<text:span text:style-name="Keystroke">Tab</text:span></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text:span text:style-name="Keystroke">Home</text:span></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text:span text:style-name="Keystroke">End</text:span></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text:span text:style-name="Keystroke">Esc</text:span></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text:span text:style-name="Keystroke">Arrow</text:span> <text:span text:style-name="Keystroke">keys</text:span></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text:span text:style-name="Keystroke">Arrow</text:span> <text:span text:style-name="Keystroke">keys</text:span>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text:span text:style-name="Keystroke">F2</text:span>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text:span text:style-name="Keystroke">F3</text:span>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text:span text:style-name="Keystroke">Ctrl</text:span>+<text:span text:style-name="Keystroke">F3</text:span>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span text:style-name="Keystroke">+</text:span>/<text:span text:style-name="Keystroke">-</text:span></text:p>
          </table:table-cell>
          <table:table-cell table:style-name="Table1.A2" office:value-type="string">
            <text:p text:style-name="Table_20_Contents">Enlarges or shrinks the chart (use the <text:span text:style-name="Keystroke">+</text:span> / <text:span text:style-name="Keystroke">- </text:span>keys in the numeric keypad).</text:p>
          </table:table-cell>
        </table:table-row>
        <table:table-row table:style-name="Table1.1">
          <table:table-cell table:style-name="Table1.A2" office:value-type="string">
            <text:p text:style-name="Table_20_Contents"><text:span text:style-name="Keystroke">+</text:span>/<text:span text:style-name="Keystroke">-</text:span> in pie charts</text:p>
          </table:table-cell>
          <table:table-cell table:style-name="Table1.A2" office:value-type="string">
            <text:p text:style-name="Table_20_Contents">Moves the selected pie segment off or into the pie chart (use the <text:span text:style-name="Keystroke">+</text:span> / <text:span text:style-name="Keystroke">- </text:span>keys in the numeric keypad).</text:p>
          </table:table-cell>
        </table:table-row>
      </table:table>
      <text:h text:style-name="Heading_20_2" text:outline-level="2"><text:bookmark-start text:name="__RefHeading___Toc3137_3463906016"/><text:soft-page-break/>Outline keyboard shortcuts<text:bookmark-end text:name="__RefHeading___Toc3137_3463906016"/></text:h>
      <text:p text:style-name="P60">Table <text:sequence-ref text:reference-format="value" text:ref-name="refTable11">12</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P59">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6">Windows / Linux</text:p>
          </table:table-cell>
          <table:table-cell table:style-name="Table4.A1" office:value-type="string">
            <text:p text:style-name="Table_20_Heading">Effect</text:p>
          </table:table-cell>
        </table:table-row>
        <table:table-row table:style-name="Table4.1">
          <table:table-cell table:style-name="Table4.A2" office:value-type="string">
            <text:p text:style-name="Table_20_Contents"><text:span text:style-name="Keystroke">Tab</text:span></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text:span text:style-name="Keystroke">Shift</text:span>+<text:span text:style-name="Keystroke">Tab</text:span></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text:span text:style-name="Keystroke">Ctrl</text:span>+<text:span text:style-name="Keystroke">1</text:span> to <text:span text:style-name="Keystroke">Ctrl</text:span>+<text:span text:style-name="Keystroke">8</text:span></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span text:style-name="Keystroke">+/-</text:span></text:p>
          </table:table-cell>
          <table:table-cell table:style-name="Table4.A2" office:value-type="string">
            <text:p text:style-name="Table_20_Contents">Shows (<text:span text:style-name="Keystroke">+</text:span>) or hides (<text:span text:style-name="Keystroke">-</text:span>) the focused outline group (use the <text:span text:style-name="Keystroke">+ </text:span>/ <text:span text:style-name="Keystroke">- </text:span>keys in the numeric keypad).</text:p>
          </table:table-cell>
        </table:table-row>
        <table:table-row table:style-name="Table4.1">
          <table:table-cell table:style-name="Table4.A2" office:value-type="string">
            <text:p text:style-name="Table_20_Contents"><text:span text:style-name="Keystroke">Enter</text:span></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text:span text:style-name="Keystroke">Arrow</text:span> <text:span text:style-name="Keystroke">keys</text:span></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not available for modification) in the <text:span text:style-name="Emphasis">Shortcut Keys</text:span> list on the Keyboard tab of the <text:span text:style-name="Strong_20_Emphasis">Tools &gt; Customize</text:span> dialog with <text:span text:style-name="Strong_20_Emphasis">Calc</text:span> selected.</text:p>
      <text:p text:style-name="Caption">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text:span text:style-name="Keystroke">F1</text:span>, <text:span text:style-name="Keystroke">Ctrl</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Table_20_Contents"><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Table_20_Contents"><text:span text:style-name="Keystroke">F10</text:span></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text:span text:style-name="Keystroke">F1</text:span>, <text:span text:style-name="Keystroke">Ctrl</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Table_20_Contents"><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Table_20_Contents"><text:span text:style-name="Keystroke">F10</text:span></text:p>
            <text:p text:style-name="Table_20_Contents"><text:span text:style-name="Keystroke">Ctrl</text:span>+<text:span text:style-name="Keystroke">Shift</text:span>+<text:span text:style-name="Keystroke">0</text:span>, <text:span text:style-name="Keystroke">Ctrl</text:span>+<text:span text:style-name="Keystroke">Shift</text:span>+<text:span text:style-name="Keystroke">1</text:span>, <text:span text:style-name="Keystroke">Ctrl</text:span>+<text:span text:style-name="Keystroke">Shift</text:span>+<text:span text:style-name="Keystroke">2</text:span>, <text:span text:style-name="Keystroke">Ctrl</text:span>+<text:span text:style-name="Keystroke">Shift</text:span>+<text:span text:style-name="Keystroke">3</text:span>, <text:span text:style-name="Keystroke">Ctrl</text:span>+<text:span text:style-name="Keystroke">Shift</text:span>+<text:span text:style-name="Keystroke">4</text:span>, <text:span text:style-name="Keystroke">Ctrl</text:span>+<text:span text:style-name="Keystroke">Shift</text:span>+<text:span text:style-name="Keystroke">5</text:span>, <text:span text:style-name="Keystroke">Ctrl</text:span>+<text:span text:style-name="Keystroke">Shift</text:span>+<text:span text:style-name="Keystroke">6</text:span>, <text:span text:style-name="Keystroke">Ctrl</text:span>+<text:span text:style-name="Keystroke">Shift</text:span>+<text:span text:style-name="Keystroke">7</text:span>, <text:span text:style-name="Keystroke">Ctrl</text:span>+<text:span text:style-name="Keystroke">Shift</text:span>+<text:span text:style-name="Keystroke">8</text:span>, <text:span text:style-name="Keystroke">Ctrl</text:span>+<text:span text:style-name="Keystroke">Shift</text:span>+<text:span text:style-name="Keystroke">9</text:span></text:p>
          </table:table-cell>
        </table:table-row>
      </table:table>
      <text:h text:style-name="P65" text:outline-level="1"><text:bookmark-start text:name="__RefHeading___Toc2969_4423042"/><text:alphabetical-index-mark text:string-value="macOS" text:key1="keyboard shortcuts"/><text:alphabetical-index-mark text:string-value="keyboard shortcuts" text:key1="macOS"/>macOS keyboard shortcuts<text:bookmark-end text:name="__RefHeading___Toc2969_4423042"/></text:h>
      <text:h text:style-name="P68" text:outline-level="2"><text:bookmark-start text:name="__RefHeading___Toc6282_3277479468"/>macOS keyboard symbols<text:bookmark-end text:name="__RefHeading___Toc6282_3277479468"/></text:h>
      <text:p text:style-name="P42">Keys on many macOS keyboards use symbols rather than text labels. Table <text:sequence-ref text:reference-format="value" text:ref-name="refTable13">14</text:sequence-ref><text:s/>identifies some common macOS keyboard symbols with their meanings. In the tables that follow, the key names are used rather than symbols, since the latter may not appear on all macOS keyboards.</text:p>
      <text:p text:style-name="Caption">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7">Symbol</text:p>
            </table:table-cell>
          </table:table-row>
        </table:table-header-rows>
        <table:table-row table:style-name="Table29.1">
          <table:table-cell table:style-name="Table29.A2" office:value-type="string">
            <text:p text:style-name="Table_20_Contents"><text:span text:style-name="Keystroke">Command</text:span> (shortened to “Cmd” in the tables that follow)</text:p>
          </table:table-cell>
          <table:table-cell table:style-name="Table29.A2" office:value-type="string">
            <text:p text:style-name="P16"><draw:frame draw:style-name="fr3" draw:name="Image2" text:anchor-type="as-char" svg:width="0.6cm" svg:height="0.6cm" draw:z-index="0"><draw:image xlink:href="Pictures/100000000000003F0000003FE714EE15435863E8.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Control</text:span> (shorted to “Ctrl” in the tables that follow)</text:p>
          </table:table-cell>
          <table:table-cell table:style-name="Table29.A2" office:value-type="string">
            <text:p text:style-name="P16"><draw:frame draw:style-name="fr2" draw:name="Image3" text:anchor-type="as-char" svg:width="0.584cm" svg:height="0.457cm" draw:z-index="1"><draw:image xlink:href="Pictures/10000000000000360000002A2BFC976ED67C76A1.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Option</text:span></text:p>
          </table:table-cell>
          <table:table-cell table:style-name="Table29.A2" office:value-type="string">
            <text:p text:style-name="P16"><draw:frame draw:style-name="fr2" draw:name="Image4" text:anchor-type="as-char" svg:width="0.55cm" svg:height="0.52cm" draw:z-index="2"><draw:image xlink:href="Pictures/1000000000000039000000378160D01ADC2A7380.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Shift</text:span></text:p>
          </table:table-cell>
          <table:table-cell table:style-name="Table29.A2" office:value-type="string">
            <text:p text:style-name="P16"><draw:frame draw:style-name="fr2" draw:name="Image5" text:anchor-type="as-char" svg:width="0.4cm" svg:height="0.6cm" draw:z-index="3"><draw:image xlink:href="Pictures/100000000000002B0000004092A317BE92C733EA.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Page</text:span> <text:span text:style-name="Keystroke">Up</text:span> (shortened to “Pg Up” in the tables that follow)</text:p>
          </table:table-cell>
          <table:table-cell table:style-name="Table29.A2" office:value-type="string">
            <text:p text:style-name="P16"><draw:frame draw:style-name="fr1" draw:name="Image6" text:anchor-type="as-char" svg:width="0.379cm" svg:height="0.66cm" draw:z-index="4"><draw:image xlink:href="Pictures/1000000000000013000000214DC3B9D6ED4A34EF.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Page</text:span> <text:span text:style-name="Keystroke">Down</text:span> (shortened to “Pg Dn” in the tables that follow)</text:p>
          </table:table-cell>
          <table:table-cell table:style-name="Table29.A2" office:value-type="string">
            <text:p text:style-name="P16"><draw:frame draw:style-name="fr1" draw:name="Image7" text:anchor-type="as-char" svg:width="0.33cm" svg:height="0.651cm" draw:z-index="5"><draw:image xlink:href="Pictures/100000000000001100000022D75E1EA5DBAC1729.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Home</text:span></text:p>
          </table:table-cell>
          <table:table-cell table:style-name="Table29.A2" office:value-type="string">
            <text:p text:style-name="P16"><draw:frame draw:style-name="fr1" draw:name="Image8" text:anchor-type="as-char" svg:width="0.584cm" svg:height="0.559cm" draw:z-index="6"><draw:image xlink:href="Pictures/100000000000001B0000001AA3F83F8538A4602D.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End</text:span></text:p>
          </table:table-cell>
          <table:table-cell table:style-name="Table29.A2" office:value-type="string">
            <text:p text:style-name="P16"><draw:frame draw:style-name="fr1" draw:name="Image9" text:anchor-type="as-char" svg:width="0.584cm" svg:height="0.559cm" draw:z-index="7"><draw:image xlink:href="Pictures/100000000000001B0000001A4E5062DDDC103AC0.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Delete</text:span></text:p>
          </table:table-cell>
          <table:table-cell table:style-name="Table29.A2" office:value-type="string">
            <text:p text:style-name="P16"><draw:frame draw:style-name="fr1" draw:name="Image10" text:anchor-type="as-char" svg:width="0.737cm" svg:height="0.483cm" draw:z-index="8"><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Forward</text:span> <text:span text:style-name="Keystroke">Delete</text:span> (shortened to “Fwd Del” in the tables that follow)</text:p>
          </table:table-cell>
          <table:table-cell table:style-name="Table29.A2" office:value-type="string">
            <text:p text:style-name="P16"><draw:frame draw:style-name="fr1" draw:name="Image11" text:anchor-type="as-char" svg:width="0.737cm" svg:height="0.483cm" draw:z-index="9"><draw:image xlink:href="Pictures/10000000000000370000002466AA6ADF7B396490.png" xlink:type="simple" xlink:show="embed" xlink:actuate="onLoad" draw:mime-type="image/png"/></draw:frame></text:p>
          </table:table-cell>
        </table:table-row>
      </table:table>
      <text:h text:style-name="P69" text:outline-level="2"><text:bookmark-start text:name="__RefHeading___Toc2774_4423042"/>Keyboard shortcuts for Menu bar options and toolbars<text:bookmark-end text:name="__RefHeading___Toc2774_4423042"/></text:h>
      <text:p text:style-name="P40">Tables <text:sequence-ref text:reference-format="value" text:ref-name="refTable14">15</text:sequence-ref><text:s/>to <text:sequence-ref text:reference-format="value" text:ref-name="refTable17">18</text:sequence-ref><text:s/>list Calc keyboard shortcuts that can be used instead of the options on the Menu bar, the Standard toolbar, or the Formatting toolbar. The toolbars are assumed to contain the initial default set of icons, without any user customizations.</text:p>
      <text:p text:style-name="Caption">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8">macOS</text:p>
            </table:table-cell>
            <table:table-cell table:style-name="Table16.A1" office:value-type="string">
              <text:p text:style-name="P58">Equivalent Menu bar / toolbar option</text:p>
            </table:table-cell>
          </table:table-row>
        </table:table-header-rows>
        <table:table-row table:style-name="Table16.1">
          <table:table-cell table:style-name="Table16.A2" office:value-type="string">
            <text:p text:style-name="P13"><text:span text:style-name="Keystroke">F1</text:span></text:p>
          </table:table-cell>
          <table:table-cell table:style-name="Table16.A2" office:value-type="string">
            <text:p text:style-name="P13"><text:span text:style-name="Strong_20_Emphasis">Help &gt; LibreOffice Help</text:span>.</text:p>
          </table:table-cell>
        </table:table-row>
        <table:table-row table:style-name="Table16.1">
          <table:table-cell table:style-name="Table16.A2" office:value-type="string">
            <text:p text:style-name="P13"><text:span text:style-name="Keystroke">F2</text:span></text:p>
          </table:table-cell>
          <table:table-cell table:style-name="Table16.A2" office:value-type="string">
            <text:p text:style-name="P13"><text:span text:style-name="Strong_20_Emphasis">Edit &gt; Cell Edit Mode.</text:span></text:p>
          </table:table-cell>
        </table:table-row>
        <table:table-row table:style-name="Table16.1">
          <table:table-cell table:style-name="Table16.A2" office:value-type="string">
            <text:p text:style-name="P13"><text:span text:style-name="Keystroke">Cmd</text:span>+<text:span text:style-name="Keystroke">F2</text:span></text:p>
          </table:table-cell>
          <table:table-cell table:style-name="Table16.A2" office:value-type="string">
            <text:p text:style-name="P13"><text:span text:style-name="Strong_20_Emphasis">Insert &gt; Function.</text:span></text:p>
          </table:table-cell>
        </table:table-row>
        <table:table-row table:style-name="Table16.1">
          <table:table-cell table:style-name="Table16.A2" office:value-type="string">
            <text:p text:style-name="P13"><text:span text:style-name="Keystroke">Cmd</text:span>+<text:span text:style-name="Keystroke">F3</text:span></text:p>
          </table:table-cell>
          <table:table-cell table:style-name="Table16.A2" office:value-type="string">
            <text:p text:style-name="P13"><text:span text:style-name="Strong_20_Emphasis">Sheet &gt; Named Ranges and Expressions &gt; Manage.</text:span></text:p>
          </table:table-cell>
        </table:table-row>
        <table:table-row table:style-name="Table16.1">
          <table:table-cell table:style-name="Table16.A2" office:value-type="string">
            <text:p text:style-name="P13"><text:span text:style-name="Keystroke">Shift</text:span>+<text:span text:style-name="Keystroke">F3</text:span></text:p>
          </table:table-cell>
          <table:table-cell table:style-name="Table16.A2" office:value-type="string">
            <text:p text:style-name="P13"><text:span text:style-name="Strong_20_Emphasis">Format &gt; Text &gt; Cycle Case.</text:span></text:p>
          </table:table-cell>
        </table:table-row>
        <table:table-row table:style-name="Table16.1">
          <table:table-cell table:style-name="Table16.A2" office:value-type="string">
            <text:p text:style-name="P13"><text:span text:style-name="Keystroke">F4</text:span></text:p>
          </table:table-cell>
          <table:table-cell table:style-name="Table16.A2" office:value-type="string">
            <text:p text:style-name="P13"><text:span text:style-name="Strong_20_Emphasis">Sheet &gt; Cycle Cell Reference Types.</text:span></text:p>
          </table:table-cell>
        </table:table-row>
        <table:table-row table:style-name="Table16.1">
          <table:table-cell table:style-name="Table16.A2" office:value-type="string">
            <text:p text:style-name="P13"><text:span text:style-name="Keystroke">Shift</text:span>+<text:span text:style-name="Keystroke">Cmd</text:span>+<text:span text:style-name="Keystroke">F4</text:span></text:p>
          </table:table-cell>
          <table:table-cell table:style-name="Table16.A2" office:value-type="string">
            <text:p text:style-name="P13"><text:span text:style-name="Strong_20_Emphasis">View &gt; Data Sources.</text:span></text:p>
          </table:table-cell>
        </table:table-row>
        <table:table-row table:style-name="Table16.1">
          <table:table-cell table:style-name="Table16.A2" office:value-type="string">
            <text:p text:style-name="P13"><text:span text:style-name="Keystroke">F5</text:span></text:p>
          </table:table-cell>
          <table:table-cell table:style-name="Table16.A2" office:value-type="string">
            <text:p text:style-name="P13"><text:span text:style-name="Strong_20_Emphasis">View &gt; Navigator.</text:span></text:p>
          </table:table-cell>
        </table:table-row>
        <table:table-row table:style-name="Table16.1">
          <table:table-cell table:style-name="Table16.A2" office:value-type="string">
            <text:p text:style-name="P13"><text:span text:style-name="Keystroke">Cmd</text:span>+<text:span text:style-name="Keystroke">F5</text:span></text:p>
          </table:table-cell>
          <table:table-cell table:style-name="Table16.A2" office:value-type="string">
            <text:p text:style-name="P13"><text:span text:style-name="Strong_20_Emphasis">View &gt; Sidebar.</text:span></text:p>
          </table:table-cell>
        </table:table-row>
        <table:table-row table:style-name="Table16.1">
          <table:table-cell table:style-name="Table16.A2" office:value-type="string">
            <text:p text:style-name="P13"><text:span text:style-name="Keystroke">Shift</text:span>+<text:span text:style-name="Keystroke">F5</text:span></text:p>
          </table:table-cell>
          <table:table-cell table:style-name="Table16.A2" office:value-type="string">
            <text:p text:style-name="P13"><text:span text:style-name="Strong_20_Emphasis">Tools &gt; Detective &gt; Trace Dependents.</text:span></text:p>
          </table:table-cell>
        </table:table-row>
        <table:table-row table:style-name="Table16.1">
          <table:table-cell table:style-name="Table16.A2" office:value-type="string">
            <text:p text:style-name="P13"><text:span text:style-name="Keystroke">Cmd</text:span>+<text:span text:style-name="Keystroke">F7</text:span></text:p>
          </table:table-cell>
          <table:table-cell table:style-name="Table16.A2" office:value-type="string">
            <text:p text:style-name="P13"><text:span text:style-name="Strong_20_Emphasis">Tools &gt; Thesaurus.</text:span></text:p>
          </table:table-cell>
        </table:table-row>
        <table:table-row table:style-name="Table16.1">
          <table:table-cell table:style-name="Table16.A2" office:value-type="string">
            <text:p text:style-name="P13"><text:span text:style-name="Keystroke">Shift</text:span>+<text:span text:style-name="Keystroke">Cmd</text:span>+<text:span text:style-name="Keystroke">F7</text:span></text:p>
          </table:table-cell>
          <table:table-cell table:style-name="Table16.A2" office:value-type="string">
            <text:p text:style-name="P13"><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ext:soft-page-break/>
        <table:table-row table:style-name="Table16.1">
          <table:table-cell table:style-name="Table16.A2" office:value-type="string">
            <text:p text:style-name="P13"><text:span text:style-name="Keystroke">Shift</text:span>+<text:span text:style-name="Keystroke">F7</text:span></text:p>
          </table:table-cell>
          <table:table-cell table:style-name="Table16.A2" office:value-type="string">
            <text:p text:style-name="P13"><text:span text:style-name="Strong_20_Emphasis">Tools &gt; Automatic Spell Checking.</text:span></text:p>
          </table:table-cell>
        </table:table-row>
        <table:table-row table:style-name="Table16.1">
          <table:table-cell table:style-name="Table16.A2" office:value-type="string">
            <text:p text:style-name="P13"><text:span text:style-name="Keystroke">Cmd</text:span>+<text:span text:style-name="Keystroke">F8</text:span></text:p>
          </table:table-cell>
          <table:table-cell table:style-name="Table16.A2" office:value-type="string">
            <text:p text:style-name="P13"><text:span text:style-name="Strong_20_Emphasis">View &gt; Value Highlighting.</text:span></text:p>
          </table:table-cell>
        </table:table-row>
        <table:table-row table:style-name="Table16.1">
          <table:table-cell table:style-name="Table16.A2" office:value-type="string">
            <text:p text:style-name="P13"><text:span text:style-name="Keystroke">F9</text:span></text:p>
          </table:table-cell>
          <table:table-cell table:style-name="Table16.A2" office:value-type="string">
            <text:p text:style-name="P13"><text:span text:style-name="Strong_20_Emphasis">Data &gt; Calculate &gt; Recalculate.</text:span></text:p>
          </table:table-cell>
        </table:table-row>
        <table:table-row table:style-name="Table16.1">
          <table:table-cell table:style-name="Table16.A2" office:value-type="string">
            <text:p text:style-name="P13"><text:span text:style-name="Keystroke">Shift</text:span>+<text:span text:style-name="Keystroke">F9</text:span></text:p>
          </table:table-cell>
          <table:table-cell table:style-name="Table16.A2" office:value-type="string">
            <text:p text:style-name="P13"><text:span text:style-name="Strong_20_Emphasis">Tools &gt; Detective &gt; Trace Precedents.</text:span></text:p>
          </table:table-cell>
        </table:table-row>
        <table:table-row table:style-name="Table16.1">
          <table:table-cell table:style-name="Table16.A2" office:value-type="string">
            <text:p text:style-name="P13"><text:span text:style-name="Keystroke">Shift</text:span>+<text:span text:style-name="Keystroke">Cmd</text:span>+<text:span text:style-name="Keystroke">F9</text:span></text:p>
          </table:table-cell>
          <table:table-cell table:style-name="Table16.A2" office:value-type="string">
            <text:p text:style-name="P13"><text:span text:style-name="Strong_20_Emphasis">Data &gt; Calculate &gt; Recalculate Hard.</text:span></text:p>
          </table:table-cell>
        </table:table-row>
        <table:table-row table:style-name="Table16.1">
          <table:table-cell table:style-name="Table16.A2" office:value-type="string">
            <text:p text:style-name="P13"><text:span text:style-name="Keystroke">Shift</text:span>+<text:span text:style-name="Keystroke">F11</text:span></text:p>
          </table:table-cell>
          <table:table-cell table:style-name="Table16.A2" office:value-type="string">
            <text:p text:style-name="P13"><text:span text:style-name="Strong_20_Emphasis">File &gt; Templates &gt; Save as Template.</text:span></text:p>
            <text:p text:style-name="P13">Via drop-down menu on <text:span text:style-name="Strong_20_Emphasis">Save</text:span> icon on Standard toolbar.</text:p>
          </table:table-cell>
        </table:table-row>
        <table:table-row table:style-name="Table16.1">
          <table:table-cell table:style-name="Table16.A2" office:value-type="string">
            <text:p text:style-name="P13"><text:span text:style-name="Keystroke">F12</text:span></text:p>
          </table:table-cell>
          <table:table-cell table:style-name="Table16.A2" office:value-type="string">
            <text:p text:style-name="P13"><text:span text:style-name="Strong_20_Emphasis">Data &gt; Group and Outline &gt; Group.</text:span></text:p>
          </table:table-cell>
        </table:table-row>
        <table:table-row table:style-name="Table16.1">
          <table:table-cell table:style-name="Table16.A2" office:value-type="string">
            <text:p text:style-name="P13"><text:span text:style-name="Keystroke">Cmd</text:span>+<text:span text:style-name="Keystroke">F12</text:span></text:p>
          </table:table-cell>
          <table:table-cell table:style-name="Table16.A2" office:value-type="string">
            <text:p text:style-name="P13"><text:span text:style-name="Strong_20_Emphasis">Data &gt; Group and Outline &gt; Ungroup.</text:span></text:p>
          </table:table-cell>
        </table:table-row>
      </table:table>
      <text:p text:style-name="Caption">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8">macOS</text:p>
            </table:table-cell>
            <table:table-cell table:style-name="Table17.A1" office:value-type="string">
              <text:p text:style-name="P58">Equivalent Menu bar / toolbar option</text:p>
            </table:table-cell>
          </table:table-row>
        </table:table-header-rows>
        <table:table-row table:style-name="Table17.1">
          <table:table-cell table:style-name="Table17.A2" office:value-type="string">
            <text:p text:style-name="P13"><text:span text:style-name="Keystroke">Cmd</text:span>+<text:span text:style-name="Keystroke">1</text:span></text:p>
          </table:table-cell>
          <table:table-cell table:style-name="Table17.A2" office:value-type="string">
            <text:p text:style-name="P13"><text:span text:style-name="Strong_20_Emphasis">Format &gt; Cells.</text:span></text:p>
          </table:table-cell>
        </table:table-row>
        <table:table-row table:style-name="Table17.1">
          <table:table-cell table:style-name="Table17.A2" office:value-type="string">
            <text:p text:style-name="P17"><text:span text:style-name="Keystroke">Ctrl</text:span>+<text:span text:style-name="Keystroke">Shift</text:span>+<text:span text:style-name="Keystroke">1</text:span></text:p>
          </table:table-cell>
          <table:table-cell table:style-name="Table17.A2" office:value-type="string">
            <text:p text:style-name="P13"><text:span text:style-name="Strong_20_Emphasis">Format &gt; Number Format &gt; Number</text:span> (use the “1” key on the main keyboard).</text:p>
            <text:p text:style-name="P13"><text:span text:style-name="Strong_20_Emphasis">Format as Number</text:span> icon on Formatting toolbar.</text:p>
          </table:table-cell>
        </table:table-row>
        <table:table-row table:style-name="Table17.1">
          <table:table-cell table:style-name="Table17.A2" office:value-type="string">
            <text:p text:style-name="P17"><text:span text:style-name="Keystroke">Ctrl</text:span>+<text:span text:style-name="Keystroke">Shift</text:span>+<text:span text:style-name="Keystroke">2</text:span></text:p>
          </table:table-cell>
          <table:table-cell table:style-name="Table17.A2" office:value-type="string">
            <text:p text:style-name="P13"><text:span text:style-name="Strong_20_Emphasis">Format &gt; Number Format &gt; Scientific</text:span> (use the “2” key on the main keyboard).</text:p>
          </table:table-cell>
        </table:table-row>
        <table:table-row table:style-name="Table17.1">
          <table:table-cell table:style-name="Table17.A2" office:value-type="string">
            <text:p text:style-name="P17"><text:span text:style-name="Keystroke">Ctrl</text:span>+<text:span text:style-name="Keystroke">Shift</text:span>+<text:span text:style-name="Keystroke">3</text:span></text:p>
          </table:table-cell>
          <table:table-cell table:style-name="Table17.A2" office:value-type="string">
            <text:p text:style-name="P13"><text:span text:style-name="Strong_20_Emphasis">Format &gt; Number Format &gt; Date</text:span> (use the “3” key on the main keyboard).</text:p>
            <text:p text:style-name="P13"><text:span text:style-name="Strong_20_Emphasis">Format as Date</text:span> icon on Formatting toolbar.</text:p>
          </table:table-cell>
        </table:table-row>
        <table:table-row table:style-name="Table17.1">
          <table:table-cell table:style-name="Table17.A2" office:value-type="string">
            <text:p text:style-name="P17"><text:span text:style-name="Keystroke">Ctrl</text:span>+<text:span text:style-name="Keystroke">Shift</text:span>+<text:span text:style-name="Keystroke">4</text:span></text:p>
          </table:table-cell>
          <table:table-cell table:style-name="Table17.A2" office:value-type="string">
            <text:p text:style-name="P13"><text:span text:style-name="Strong_20_Emphasis">Format &gt; Number Format &gt; Currency</text:span> (use the “4” key on the main keyboard).</text:p>
            <text:p text:style-name="P13"><text:span text:style-name="Strong_20_Emphasis">Format as Currency</text:span> icon on Formatting toolbar.</text:p>
          </table:table-cell>
        </table:table-row>
        <table:table-row table:style-name="Table17.1">
          <table:table-cell table:style-name="Table17.A2" office:value-type="string">
            <text:p text:style-name="P17"><text:span text:style-name="Keystroke">Ctrl</text:span>+<text:span text:style-name="Keystroke">Shift</text:span>+<text:span text:style-name="Keystroke">5</text:span></text:p>
          </table:table-cell>
          <table:table-cell table:style-name="Table17.A2" office:value-type="string">
            <text:p text:style-name="P13"><text:span text:style-name="Strong_20_Emphasis">Format &gt; Number Format &gt; Percent </text:span>(use the “5” key on the main keyboard).</text:p>
            <text:p text:style-name="P13"><text:span text:style-name="Strong_20_Emphasis">Format as Percent</text:span> icon on Formatting toolbar.</text:p>
          </table:table-cell>
        </table:table-row>
        <table:table-row table:style-name="Table17.1">
          <table:table-cell table:style-name="Table17.A2" office:value-type="string">
            <text:p text:style-name="P17"><text:span text:style-name="Keystroke">Ctrl</text:span>+<text:span text:style-name="Keystroke">Shift</text:span>+<text:span text:style-name="Keystroke">6</text:span></text:p>
          </table:table-cell>
          <table:table-cell table:style-name="Table17.A2" office:value-type="string">
            <text:p text:style-name="P13"><text:span text:style-name="Strong_20_Emphasis">Format &gt; Number Format &gt; General </text:span><text:s/>(use the “6” key on the main keyboard).</text:p>
          </table:table-cell>
        </table:table-row>
      </table:table>
      <text:list xml:id="list85348575992029" text:continue-list="list85349920587818" text:style-name="Heading_20_Note">
        <text:list-item>
          <text:p text:style-name="P72">Note</text:p>
        </text:list-item>
      </text:list>
      <text:p text:style-name="P51">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7.1 and so the shortcuts are not included in Table <text:sequence-ref text:reference-format="value" text:ref-name="refTable15">16</text:sequence-ref>.</text:p>
      <text:p text:style-name="Caption">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8">macOS</text:p>
            </table:table-cell>
            <table:table-cell table:style-name="Table18.A1" office:value-type="string">
              <text:p text:style-name="P58">Equivalent Menu bar / toolbar option</text:p>
            </table:table-cell>
          </table:table-row>
        </table:table-header-rows>
        <table:table-row table:style-name="Table18.1">
          <table:table-cell table:style-name="Table18.A2" office:value-type="string">
            <text:p text:style-name="P13"><text:span text:style-name="Keystroke">Cmd</text:span>+<text:span text:style-name="Keystroke">B</text:span></text:p>
          </table:table-cell>
          <table:table-cell table:style-name="Table18.A2" office:value-type="string">
            <text:p text:style-name="P13"><text:span text:style-name="Strong_20_Emphasis">Format &gt; Text &gt; Bold.</text:span></text:p>
            <text:p text:style-name="P13"><text:span text:style-name="Strong_20_Emphasis">Bold</text:span> icon on the Formatting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B</text:span></text:p>
          </table:table-cell>
          <table:table-cell table:style-name="Table18.A2" office:value-type="string">
            <text:p text:style-name="P13"><text:span text:style-name="Strong_20_Emphasis">Format &gt; Text &gt; Subscript.</text:span></text:p>
          </table:table-cell>
        </table:table-row>
        <table:table-row table:style-name="Table18.1">
          <table:table-cell table:style-name="Table18.A2" office:value-type="string">
            <text:p text:style-name="P13"><text:span text:style-name="Keystroke">Cmd</text:span>+<text:span text:style-name="Keystroke">C</text:span></text:p>
          </table:table-cell>
          <table:table-cell table:style-name="Table18.A2" office:value-type="string">
            <text:p text:style-name="P13"><text:span text:style-name="Strong_20_Emphasis">Edit &gt; Copy.</text:span></text:p>
            <text:p text:style-name="P13"><text:span text:style-name="Strong_20_Emphasis">Copy </text:span>icon on the Standard toolbar.</text:p>
          </table:table-cell>
        </table:table-row>
        <table:table-row table:style-name="Table18.1">
          <table:table-cell table:style-name="Table18.A2" office:value-type="string">
            <text:p text:style-name="P23"><text:span text:style-name="Keystroke">Shift</text:span>+<text:span text:style-name="Keystroke">Cmd</text:span>+<text:span text:style-name="Keystroke">C</text:span></text:p>
          </table:table-cell>
          <table:table-cell table:style-name="Table18.A2" office:value-type="string">
            <text:p text:style-name="P23"><text:span text:style-name="Strong_20_Emphasis">Edit &gt; Track Changes &gt; Record.</text:span></text:p>
          </table:table-cell>
        </table:table-row>
        <table:table-row table:style-name="Table18.1">
          <table:table-cell table:style-name="Table18.A2" office:value-type="string">
            <text:p text:style-name="P13"><text:span text:style-name="Keystroke">Option</text:span>+<text:span text:style-name="Keystroke">Cmd</text:span>+<text:span text:style-name="Keystroke">C</text:span></text:p>
          </table:table-cell>
          <table:table-cell table:style-name="Table18.A2" office:value-type="string">
            <text:p text:style-name="P13"><text:span text:style-name="Strong_20_Emphasis">Insert &gt; Comment.</text:span></text:p>
            <text:p text:style-name="P22"><text:span text:style-name="Strong_20_Emphasis">Sheets &gt; Cell Comments &gt; Edit Comment.</text:span></text:p>
            <text:p text:style-name="P13"><text:span text:style-name="Strong_20_Emphasis">Insert Comment</text:span> icon on the Standard toolbar.</text:p>
          </table:table-cell>
        </table:table-row>
        <text:soft-page-break/>
        <table:table-row table:style-name="Table18.1">
          <table:table-cell table:style-name="Table18.A2" office:value-type="string">
            <text:p text:style-name="P13"><text:span text:style-name="Keystroke">Cmd</text:span>+<text:span text:style-name="Keystroke">D</text:span></text:p>
          </table:table-cell>
          <table:table-cell table:style-name="Table18.A2" office:value-type="string">
            <text:p text:style-name="P13"><text:span text:style-name="Strong_20_Emphasis">Sheet &gt; Fill Cells &gt; Fill Down.</text:span></text:p>
          </table:table-cell>
        </table:table-row>
        <table:table-row table:style-name="Table18.1">
          <table:table-cell table:style-name="Table18.A2" office:value-type="string">
            <text:p text:style-name="P13"><text:span text:style-name="Keystroke">Cmd</text:span>+<text:span text:style-name="Keystroke">E</text:span></text:p>
          </table:table-cell>
          <table:table-cell table:style-name="Table18.A2" office:value-type="string">
            <text:p text:style-name="P13"><text:span text:style-name="Strong_20_Emphasis">Format &gt; Align &gt; Centered.</text:span></text:p>
            <text:p text:style-name="P13"><text:span text:style-name="Strong_20_Emphasis">Align Center</text:span> icon on the Formatting toolbar.</text:p>
          </table:table-cell>
        </table:table-row>
        <table:table-row table:style-name="Table18.1">
          <table:table-cell table:style-name="Table18.A2" office:value-type="string">
            <text:p text:style-name="P13"><text:span text:style-name="Keystroke">Option</text:span>+<text:span text:style-name="Keystroke">Cmd</text:span>+<text:span text:style-name="Keystroke">E</text:span></text:p>
          </table:table-cell>
          <table:table-cell table:style-name="Table18.A2" office:value-type="string">
            <text:p text:style-name="P13"><text:span text:style-name="Strong_20_Emphasis">Tools &gt; Extension Manager.</text:span></text:p>
          </table:table-cell>
        </table:table-row>
        <table:table-row table:style-name="Table18.1">
          <table:table-cell table:style-name="Table18.A2" office:value-type="string">
            <text:p text:style-name="P13"><text:span text:style-name="Keystroke">Cmd</text:span>+<text:span text:style-name="Keystroke">F</text:span></text:p>
          </table:table-cell>
          <table:table-cell table:style-name="Table18.A2" office:value-type="string">
            <text:p text:style-name="P13"><text:span text:style-name="Strong_20_Emphasis">Edit &gt; Find.</text:span></text:p>
          </table:table-cell>
        </table:table-row>
        <table:table-row table:style-name="Table18.1">
          <table:table-cell table:style-name="Table18.A2" office:value-type="string">
            <text:p text:style-name="P13"><text:span text:style-name="Keystroke">Option</text:span>+<text:span text:style-name="Keystroke">Cmd</text:span>+<text:span text:style-name="Keystroke">F</text:span></text:p>
          </table:table-cell>
          <table:table-cell table:style-name="Table18.A2" office:value-type="string">
            <text:p text:style-name="P13"><text:span text:style-name="Strong_20_Emphasis">Edit &gt; Find and Replace.</text:span></text:p>
            <text:p text:style-name="P13"><text:span text:style-name="Strong_20_Emphasis">Find and Replace</text:span> icon on the Standard toolbar.</text:p>
          </table:table-cell>
        </table:table-row>
        <table:table-row table:style-name="Table18.12">
          <table:table-cell table:style-name="Table18.A2" office:value-type="string">
            <text:p text:style-name="P17"><text:span text:style-name="Keystroke">Ctrl</text:span>+<text:span text:style-name="Keystroke">Cmd</text:span>+<text:span text:style-name="Keystroke">F</text:span></text:p>
          </table:table-cell>
          <table:table-cell table:style-name="Table18.A2" office:value-type="string">
            <text:p text:style-name="P13"><text:span text:style-name="Strong_20_Emphasis">View &gt; Full Screen.</text:span></text:p>
          </table:table-cell>
        </table:table-row>
        <table:table-row table:style-name="Table18.12">
          <table:table-cell table:style-name="Table18.A2" office:value-type="string">
            <text:p text:style-name="P13"><text:span text:style-name="Keystroke">Cmd</text:span>+<text:span text:style-name="Keystroke">H</text:span></text:p>
          </table:table-cell>
          <table:table-cell table:style-name="Table18.A2" office:value-type="string">
            <text:p text:style-name="P13"><text:span text:style-name="Strong_20_Emphasis">LibreOffice &gt; Hide LibreOffice.</text:span></text:p>
          </table:table-cell>
        </table:table-row>
        <table:table-row table:style-name="Table18.1">
          <table:table-cell table:style-name="Table18.A2" office:value-type="string">
            <text:p text:style-name="P13"><text:span text:style-name="Keystroke">Cmd</text:span>+<text:span text:style-name="Keystroke">I</text:span></text:p>
          </table:table-cell>
          <table:table-cell table:style-name="Table18.A2" office:value-type="string">
            <text:p text:style-name="P13"><text:span text:style-name="Strong_20_Emphasis">Format &gt; Text &gt; Italic.</text:span></text:p>
            <text:p text:style-name="P13"><text:span text:style-name="Strong_20_Emphasis">Italic</text:span> icon on the Formatting toolbar.</text:p>
          </table:table-cell>
        </table:table-row>
        <table:table-row table:style-name="Table18.1">
          <table:table-cell table:style-name="Table18.A2" office:value-type="string">
            <text:p text:style-name="P13"><text:span text:style-name="Keystroke">Cmd</text:span>+<text:span text:style-name="Keystroke">J</text:span></text:p>
          </table:table-cell>
          <table:table-cell table:style-name="Table18.A2" office:value-type="string">
            <text:p text:style-name="P13"><text:span text:style-name="Strong_20_Emphasis">Format &gt; Align &gt; Justified.</text:span></text:p>
          </table:table-cell>
        </table:table-row>
        <table:table-row table:style-name="Table18.1">
          <table:table-cell table:style-name="Table18.A2" office:value-type="string">
            <text:p text:style-name="P13"><text:span text:style-name="Keystroke">Cmd</text:span>+<text:span text:style-name="Keystroke">K</text:span></text:p>
          </table:table-cell>
          <table:table-cell table:style-name="Table18.A2" office:value-type="string">
            <text:p text:style-name="P13"><text:span text:style-name="Strong_20_Emphasis">Insert &gt; Hyperlink.</text:span></text:p>
            <text:p text:style-name="P13"><text:span text:style-name="Strong_20_Emphasis">Insert Hyperlink</text:span> icon on the Standard toolbar.</text:p>
          </table:table-cell>
        </table:table-row>
        <table:table-row table:style-name="Table18.1">
          <table:table-cell table:style-name="Table18.A2" office:value-type="string">
            <text:p text:style-name="P13"><text:span text:style-name="Keystroke">Cmd</text:span>+<text:span text:style-name="Keystroke">L</text:span></text:p>
          </table:table-cell>
          <table:table-cell table:style-name="Table18.A2" office:value-type="string">
            <text:p text:style-name="P13"><text:span text:style-name="Strong_20_Emphasis">Format &gt; Align &gt; Left.</text:span></text:p>
            <text:p text:style-name="P13"><text:span text:style-name="Strong_20_Emphasis">Align Left</text:span> icon on the Formatting toolbar.</text:p>
          </table:table-cell>
        </table:table-row>
        <table:table-row table:style-name="Table18.1">
          <table:table-cell table:style-name="Table18.A2" office:value-type="string">
            <text:p text:style-name="P17"><text:span text:style-name="Keystroke">Ctrl</text:span>+<text:span text:style-name="Keystroke">M</text:span></text:p>
          </table:table-cell>
          <table:table-cell table:style-name="Table18.A2" office:value-type="string">
            <text:p text:style-name="P13"><text:span text:style-name="Strong_20_Emphasis">Format &gt; Clear Direct Formatting.</text:span></text:p>
            <text:p text:style-name="P13"><text:span text:style-name="Strong_20_Emphasis">Clear Direct Formatting</text:span> icon on the Standard toolbar.</text:p>
          </table:table-cell>
        </table:table-row>
        <table:table-row table:style-name="Table18.1">
          <table:table-cell table:style-name="Table18.A2" office:value-type="string">
            <text:p text:style-name="P13">Shift+<text:span text:style-name="Keystroke">Cmd</text:span>+<text:span text:style-name="Keystroke">M</text:span></text:p>
          </table:table-cell>
          <table:table-cell table:style-name="Table18.A2" office:value-type="string">
            <text:p text:style-name="P13"><text:span text:style-name="Strong_20_Emphasis">Edit &gt; Edit Mode.</text:span></text:p>
          </table:table-cell>
        </table:table-row>
        <table:table-row table:style-name="Table18.1">
          <table:table-cell table:style-name="Table18.A2" office:value-type="string">
            <text:p text:style-name="P13"><text:span text:style-name="Keystroke">Cmd</text:span>+<text:span text:style-name="Keystroke">N</text:span></text:p>
          </table:table-cell>
          <table:table-cell table:style-name="Table18.A2" office:value-type="string">
            <text:p text:style-name="P13"><text:span text:style-name="Strong_20_Emphasis">File &gt; New &gt; Spreadsheet.</text:span></text:p>
            <text:p text:style-name="P13"><text:span text:style-name="Strong_20_Emphasis">New</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N</text:span></text:p>
          </table:table-cell>
          <table:table-cell table:style-name="Table18.A2" office:value-type="string">
            <text:p text:style-name="P13"><text:span text:style-name="Strong_20_Emphasis">File &gt; New &gt; Templates.</text:span></text:p>
            <text:p text:style-name="P13"><text:span text:style-name="Strong_20_Emphasis">File &gt; Templates &gt; Manage Templates.</text:span></text:p>
            <text:p text:style-name="P13">Via drop-down menu on <text:span text:style-name="Strong_20_Emphasis">New</text:span> icon on the Standard toolbar.</text:p>
          </table:table-cell>
        </table:table-row>
        <table:table-row table:style-name="Table18.1">
          <table:table-cell table:style-name="Table18.A2" office:value-type="string">
            <text:p text:style-name="P13"><text:span text:style-name="Keystroke">Cmd</text:span>+<text:span text:style-name="Keystroke">O</text:span></text:p>
          </table:table-cell>
          <table:table-cell table:style-name="Table18.A2" office:value-type="string">
            <text:p text:style-name="P13"><text:span text:style-name="Strong_20_Emphasis">File &gt; Open.</text:span></text:p>
            <text:p text:style-name="P13"><text:span text:style-name="Strong_20_Emphasis">Open</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O</text:span></text:p>
          </table:table-cell>
          <table:table-cell table:style-name="Table18.A2" office:value-type="string">
            <text:p text:style-name="P13"><text:span text:style-name="Strong_20_Emphasis">File &gt; Print Preview.</text:span></text:p>
            <text:p text:style-name="P13"><text:span text:style-name="Strong_20_Emphasis">Toogle Print Preview</text:span> icon on the Standard toolbar.</text:p>
          </table:table-cell>
        </table:table-row>
        <table:table-row table:style-name="Table18.1">
          <table:table-cell table:style-name="Table18.A2" office:value-type="string">
            <text:p text:style-name="P13"><text:span text:style-name="Keystroke">Cmd</text:span>+<text:span text:style-name="Keystroke">P</text:span></text:p>
          </table:table-cell>
          <table:table-cell table:style-name="Table18.A2" office:value-type="string">
            <text:p text:style-name="P13"><text:span text:style-name="Strong_20_Emphasis">File &gt; Print.</text:span></text:p>
            <text:p text:style-name="P13"><text:span text:style-name="Strong_20_Emphasis">Print</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P</text:span></text:p>
          </table:table-cell>
          <table:table-cell table:style-name="Table18.A2" office:value-type="string">
            <text:p text:style-name="P13"><text:span text:style-name="Strong_20_Emphasis">Format &gt; Text &gt; Superscript.</text:span></text:p>
          </table:table-cell>
        </table:table-row>
        <table:table-row table:style-name="Table18.1">
          <table:table-cell table:style-name="Table18.A2" office:value-type="string">
            <text:p text:style-name="P13"><text:span text:style-name="Keystroke">Cmd</text:span>+<text:span text:style-name="Keystroke">Q</text:span></text:p>
          </table:table-cell>
          <table:table-cell table:style-name="Table18.A2" office:value-type="string">
            <text:p text:style-name="P13"><text:span text:style-name="Strong_20_Emphasis">LibreOffice &gt; Quit LibreOffice.</text:span></text:p>
          </table:table-cell>
        </table:table-row>
        <table:table-row table:style-name="Table18.1">
          <table:table-cell table:style-name="Table18.A2" office:value-type="string">
            <text:p text:style-name="P13"><text:span text:style-name="Keystroke">Cmd</text:span>+<text:span text:style-name="Keystroke">R</text:span></text:p>
          </table:table-cell>
          <table:table-cell table:style-name="Table18.A2" office:value-type="string">
            <text:p text:style-name="P13"><text:span text:style-name="Strong_20_Emphasis">Format &gt; Align &gt; Right.</text:span></text:p>
            <text:p text:style-name="P13"><text:span text:style-name="Strong_20_Emphasis">Align Right </text:span>icon on the Formatting toolbar.</text:p>
          </table:table-cell>
        </table:table-row>
        <table:table-row table:style-name="Table18.1">
          <table:table-cell table:style-name="Table18.A2" office:value-type="string">
            <text:p text:style-name="P13"><text:span text:style-name="Keystroke">Cmd</text:span>+<text:span text:style-name="Keystroke">S</text:span></text:p>
          </table:table-cell>
          <table:table-cell table:style-name="Table18.A2" office:value-type="string">
            <text:p text:style-name="P13"><text:span text:style-name="Strong_20_Emphasis">File &gt; Save.</text:span></text:p>
            <text:p text:style-name="P13"><text:span text:style-name="Strong_20_Emphasis">Save</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S</text:span></text:p>
          </table:table-cell>
          <table:table-cell table:style-name="Table18.A2" office:value-type="string">
            <text:p text:style-name="P13"><text:span text:style-name="Strong_20_Emphasis">File &gt; Save As.</text:span></text:p>
          </table:table-cell>
        </table:table-row>
        <table:table-row table:style-name="Table18.1">
          <table:table-cell table:style-name="Table18.A2" office:value-type="string">
            <text:p text:style-name="P22"><text:span text:style-name="Keystroke">Cmd</text:span>+<text:span text:style-name="Keystroke">T</text:span></text:p>
          </table:table-cell>
          <table:table-cell table:style-name="Table18.A2" office:value-type="string">
            <text:p text:style-name="P22"><text:span text:style-name="Strong_20_Emphasis">View &gt; Styles.</text:span></text:p>
            <text:p text:style-name="P22"><text:span text:style-name="Strong_20_Emphasis">Styles &gt; Manage Styles</text:span>.</text:p>
          </table:table-cell>
        </table:table-row>
        <table:table-row table:style-name="Table18.1">
          <table:table-cell table:style-name="Table18.A2" office:value-type="string">
            <text:p text:style-name="P13"><text:span text:style-name="Keystroke">Cmd</text:span>+<text:span text:style-name="Keystroke">U</text:span></text:p>
          </table:table-cell>
          <table:table-cell table:style-name="Table18.A2" office:value-type="string">
            <text:p text:style-name="P13"><text:span text:style-name="Strong_20_Emphasis">Underline</text:span> icon on the Formatting toolbar.</text:p>
          </table:table-cell>
        </table:table-row>
        <table:table-row table:style-name="Table18.1">
          <table:table-cell table:style-name="Table18.A2" office:value-type="string">
            <text:p text:style-name="P13"><text:span text:style-name="Keystroke">Cmd</text:span>+<text:span text:style-name="Keystroke">V</text:span></text:p>
          </table:table-cell>
          <table:table-cell table:style-name="Table18.A2" office:value-type="string">
            <text:p text:style-name="P13"><text:span text:style-name="Strong_20_Emphasis">Edit &gt; Paste.</text:span></text:p>
            <text:p text:style-name="P13"><text:span text:style-name="Strong_20_Emphasis">Paste</text:span> icon on the Standard toolbar.</text:p>
          </table:table-cell>
        </table:table-row>
        <text:soft-page-break/>
        <table:table-row table:style-name="Table18.1">
          <table:table-cell table:style-name="Table18.A2" office:value-type="string">
            <text:p text:style-name="P13"><text:span text:style-name="Keystroke">Shift</text:span>+<text:span text:style-name="Keystroke">Cmd</text:span>+<text:span text:style-name="Keystroke">V</text:span></text:p>
          </table:table-cell>
          <table:table-cell table:style-name="Table18.A2" office:value-type="string">
            <text:p text:style-name="P13"><text:span text:style-name="Strong_20_Emphasis">Edit &gt; Paste Special &gt; Paste Special.</text:span></text:p>
          </table:table-cell>
        </table:table-row>
        <table:table-row table:style-name="Table18.1">
          <table:table-cell table:style-name="Table18.A2" office:value-type="string">
            <text:p text:style-name="P13"><text:span text:style-name="Keystroke">Option</text:span>+<text:span text:style-name="Keystroke">Shift</text:span>+<text:span text:style-name="Keystroke">Cmd</text:span>+<text:span text:style-name="Keystroke">V</text:span></text:p>
          </table:table-cell>
          <table:table-cell table:style-name="Table18.A2" office:value-type="string">
            <text:p text:style-name="P13"><text:span text:style-name="Strong_20_Emphasis">Edit &gt; Paste Special &gt; Paste Unformatted Text.</text:span></text:p>
          </table:table-cell>
        </table:table-row>
        <table:table-row table:style-name="Table18.1">
          <table:table-cell table:style-name="Table18.A2" office:value-type="string">
            <text:p text:style-name="P13"><text:span text:style-name="Keystroke">Cmd</text:span>+<text:span text:style-name="Keystroke">W</text:span></text:p>
          </table:table-cell>
          <table:table-cell table:style-name="Table18.A2" office:value-type="string">
            <text:p text:style-name="P13"><text:span text:style-name="Strong_20_Emphasis">Window &gt; Close Window.</text:span></text:p>
          </table:table-cell>
        </table:table-row>
        <table:table-row table:style-name="Table18.1">
          <table:table-cell table:style-name="Table18.A2" office:value-type="string">
            <text:p text:style-name="P13"><text:span text:style-name="Keystroke">Cmd</text:span>+<text:span text:style-name="Keystroke">X</text:span></text:p>
          </table:table-cell>
          <table:table-cell table:style-name="Table18.A2" office:value-type="string">
            <text:p text:style-name="P13"><text:span text:style-name="Strong_20_Emphasis">Edit &gt; Cut.</text:span></text:p>
            <text:p text:style-name="P13"><text:span text:style-name="Strong_20_Emphasis">Cut</text:span> icon on the Standard toolbar.</text:p>
          </table:table-cell>
        </table:table-row>
        <table:table-row table:style-name="Table18.1">
          <table:table-cell table:style-name="Table18.A2" office:value-type="string">
            <text:p text:style-name="P13"><text:span text:style-name="Keystroke">Cmd</text:span>+<text:span text:style-name="Keystroke">Y</text:span></text:p>
          </table:table-cell>
          <table:table-cell table:style-name="Table18.A2" office:value-type="string">
            <text:p text:style-name="P13"><text:span text:style-name="Strong_20_Emphasis">Edit &gt; Redo.</text:span></text:p>
            <text:p text:style-name="P13"><text:span text:style-name="Strong_20_Emphasis">Redo</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Y</text:span></text:p>
          </table:table-cell>
          <table:table-cell table:style-name="Table18.A2" office:value-type="string">
            <text:p text:style-name="P13"><text:span text:style-name="Strong_20_Emphasis">Edit &gt; Repeat.</text:span></text:p>
          </table:table-cell>
        </table:table-row>
        <table:table-row table:style-name="Table18.1">
          <table:table-cell table:style-name="Table18.A2" office:value-type="string">
            <text:p text:style-name="P13"><text:span text:style-name="Keystroke">Cmd</text:span>+<text:span text:style-name="Keystroke">Z</text:span></text:p>
          </table:table-cell>
          <table:table-cell table:style-name="Table18.A2" office:value-type="string">
            <text:p text:style-name="P13"><text:span text:style-name="Strong_20_Emphasis">Edit &gt; Undo.</text:span></text:p>
            <text:p text:style-name="P13"><text:span text:style-name="Strong_20_Emphasis">Undo</text:span> icon on the Standard toolbar.</text:p>
          </table:table-cell>
        </table:table-row>
      </table:table>
      <text:p text:style-name="Caption">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8">macOS</text:p>
            </table:table-cell>
            <table:table-cell table:style-name="Table19.A1" office:value-type="string">
              <text:p text:style-name="P58">Equivalent Menu bar / toolbar option</text:p>
            </table:table-cell>
          </table:table-row>
        </table:table-header-rows>
        <table:table-row table:style-name="Table19.1">
          <table:table-cell table:style-name="Table19.A2" office:value-type="string">
            <text:p text:style-name="P13"><text:span text:style-name="Keystroke">Shift</text:span>+<text:span text:style-name="Keystroke">Cmd</text:span>+<text:span text:style-name="Keystroke">Pg</text:span> <text:span text:style-name="Keystroke">Up</text:span></text:p>
          </table:table-cell>
          <table:table-cell table:style-name="Table19.A2" office:value-type="string">
            <text:p text:style-name="P13"><text:span text:style-name="Strong_20_Emphasis">Edit &gt; Select &gt; Select to Previous Sheet.</text:span> (In Calc 7.1, the menu option indicates an up arrow symbol rather than a page up symbol).</text:p>
          </table:table-cell>
        </table:table-row>
        <table:table-row table:style-name="Table19.1">
          <table:table-cell table:style-name="Table19.A2" office:value-type="string">
            <text:p text:style-name="P13"><text:span text:style-name="Keystroke">Shift</text:span>+<text:span text:style-name="Keystroke">Cmd</text:span>+<text:span text:style-name="Keystroke">Pg</text:span> <text:span text:style-name="Keystroke">Dn</text:span></text:p>
          </table:table-cell>
          <table:table-cell table:style-name="Table19.A2" office:value-type="string">
            <text:p text:style-name="P14"><text:span text:style-name="Strong_20_Emphasis">Edit &gt; Select &gt; Select to Next Sheet.</text:span> (In Calc 7.1, the menu option indicates a down arrow symbol rather than a page down symbol).</text:p>
          </table:table-cell>
        </table:table-row>
        <table:table-row table:style-name="Table19.1">
          <table:table-cell table:style-name="Table19.A2" office:value-type="string">
            <text:p text:style-name="P18"><text:span text:style-name="Keystroke">Delete</text:span></text:p>
          </table:table-cell>
          <table:table-cell table:style-name="Table19.A2" office:value-type="string">
            <text:p text:style-name="P13"><text:span text:style-name="Strong_20_Emphasis">Sheet &gt; Clear Cells.</text:span></text:p>
          </table:table-cell>
        </table:table-row>
        <table:table-row table:style-name="Table19.1">
          <table:table-cell table:style-name="Table19.A2" office:value-type="string">
            <text:p text:style-name="P17"><text:span text:style-name="Keystroke">Ctrl</text:span>+<text:span text:style-name="Keystroke">Space</text:span></text:p>
          </table:table-cell>
          <table:table-cell table:style-name="Table19.A2" office:value-type="string">
            <text:p text:style-name="P13"><text:span text:style-name="Strong_20_Emphasis">Edit &gt; Select &gt; Select Column.</text:span></text:p>
          </table:table-cell>
        </table:table-row>
        <table:table-row table:style-name="Table19.1">
          <table:table-cell table:style-name="Table19.A2" office:value-type="string">
            <text:p text:style-name="P13"><text:span text:style-name="Keystroke">Shift</text:span>+<text:span text:style-name="Keystroke">Space</text:span></text:p>
          </table:table-cell>
          <table:table-cell table:style-name="Table19.A2" office:value-type="string">
            <text:p text:style-name="P13"><text:span text:style-name="Strong_20_Emphasis">Edit &gt; Select &gt; Select Row.</text:span></text:p>
          </table:table-cell>
        </table:table-row>
        <table:table-row table:style-name="Table19.1">
          <table:table-cell table:style-name="Table19.A2" office:value-type="string">
            <text:p text:style-name="P17"><text:span text:style-name="Keystroke">Ctrl</text:span>+<text:span text:style-name="Keystroke">Shift</text:span>+<text:span text:style-name="Keystroke">Space</text:span></text:p>
            <text:p text:style-name="P15"><text:span text:style-name="Keystroke">Cmd</text:span>+<text:span text:style-name="Keystroke">A</text:span></text:p>
          </table:table-cell>
          <table:table-cell table:style-name="Table19.A2" office:value-type="string">
            <text:p text:style-name="P13"><text:span text:style-name="Strong_20_Emphasis">Edit &gt; Select All.</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Sheet &gt; Insert Cells</text:span> (use the + key on the numeric keypad).</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Sheet &gt; Delete Cells.</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Edit &gt; Select &gt; Select Data Area</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Insert &gt; Date.</text:span></text:p>
          </table:table-cell>
        </table:table-row>
        <table:table-row table:style-name="Table19.1">
          <table:table-cell table:style-name="Table19.A2" office:value-type="string">
            <text:p text:style-name="P22"><text:span text:style-name="Keystroke">Shift</text:span>+<text:span text:style-name="Keystroke">Cmd</text:span>+<text:span text:style-name="Keystroke">;</text:span></text:p>
          </table:table-cell>
          <table:table-cell table:style-name="Table19.A2" office:value-type="string">
            <text:p text:style-name="P22"><text:span text:style-name="Strong_20_Emphasis">Tools &gt; Spelling.</text:span></text:p>
            <text:p text:style-name="P22"><text:span text:style-name="Strong_20_Emphasis">Spelling</text:span> icon on the Standard toolbar.</text:p>
          </table:table-cell>
        </table:table-row>
        <table:table-row table:style-name="Table19.1">
          <table:table-cell table:style-name="Table19.A2" office:value-type="string">
            <text:p text:style-name="P22"><text:span text:style-name="Keystroke">Cmd</text:span>+<text:span text:style-name="Keystroke">,</text:span></text:p>
          </table:table-cell>
          <table:table-cell table:style-name="Table19.A2" office:value-type="string">
            <text:p text:style-name="P22"><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P40">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Caption">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Description</text:p>
            </table:table-cell>
          </table:table-row>
        </table:table-header-rows>
        <table:table-row table:style-name="Table20.1">
          <table:table-cell table:style-name="Table20.A2" office:value-type="string">
            <text:p text:style-name="P13"><text:span text:style-name="Keystroke">Shift</text:span>+<text:span text:style-name="Keystroke">F1</text:span></text:p>
          </table:table-cell>
          <table:table-cell table:style-name="Table20.A2" office:value-type="string">
            <text:p text:style-name="P13">Display context sensitive help.</text:p>
          </table:table-cell>
        </table:table-row>
        <table:table-row table:style-name="Table20.1">
          <table:table-cell table:style-name="Table20.A2" office:value-type="string">
            <text:p text:style-name="P13"><text:span text:style-name="Keystroke">Cmd</text:span>+<text:span text:style-name="Keystroke">F1</text:span></text:p>
          </table:table-cell>
          <table:table-cell table:style-name="Table20.A2" office:value-type="string">
            <text:p text:style-name="P13">Display the comment attached to the current cell.</text:p>
          </table:table-cell>
        </table:table-row>
        <table:table-row table:style-name="Table20.1">
          <table:table-cell table:style-name="Table20.A2" office:value-type="string">
            <text:p text:style-name="P13"><text:span text:style-name="Keystroke">Shift</text:span>+<text:span text:style-name="Keystroke">Cmd</text:span>+<text:span text:style-name="Keystroke">F2</text:span></text:p>
          </table:table-cell>
          <table:table-cell table:style-name="Table20.A2" office:value-type="string">
            <text:p text:style-name="P13">Moves the cursor to the Input line where you can enter a formula for the current cell.</text:p>
          </table:table-cell>
        </table:table-row>
        <table:table-row table:style-name="Table20.1">
          <table:table-cell table:style-name="Table20.A2" office:value-type="string">
            <text:p text:style-name="P13"><text:span text:style-name="Keystroke">Shift</text:span>+<text:span text:style-name="Keystroke">Cmd</text:span>+<text:span text:style-name="Keystroke">F5</text:span></text:p>
            <text:p text:style-name="P13"><text:span text:style-name="Keystroke">Shift</text:span>+<text:span text:style-name="Keystroke">Cmd</text:span>+<text:span text:style-name="Keystroke">T</text:span></text:p>
          </table:table-cell>
          <table:table-cell table:style-name="Table20.A2" office:value-type="string">
            <text:p text:style-name="P13">Moves the cursor to the Name Box field on the Formula bar.</text:p>
          </table:table-cell>
        </table:table-row>
        <text:soft-page-break/>
        <table:table-row table:style-name="Table20.1">
          <table:table-cell table:style-name="Table20.A2" office:value-type="string">
            <text:p text:style-name="P10"><text:span text:style-name="Keystroke">F8</text:span></text:p>
          </table:table-cell>
          <table:table-cell table:style-name="Table20.A2" office:value-type="string">
            <text:p text:style-name="P10">Toggles between the standard and extending selection modes.</text:p>
          </table:table-cell>
        </table:table-row>
        <table:table-row table:style-name="Table20.1">
          <table:table-cell table:style-name="Table20.A2" office:value-type="string">
            <text:p text:style-name="P13"><text:span text:style-name="Keystroke">Shift</text:span>+<text:span text:style-name="Keystroke">F8</text:span></text:p>
          </table:table-cell>
          <table:table-cell table:style-name="Table20.A2" office:value-type="string">
            <text:p text:style-name="P10">Toggles between the standard and adding selection modes.</text:p>
          </table:table-cell>
        </table:table-row>
      </table:table>
      <text:p text:style-name="Caption">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Description</text:p>
            </table:table-cell>
          </table:table-row>
        </table:table-header-rows>
        <table:table-row table:style-name="Table21.1">
          <table:table-cell table:style-name="Table21.A2" office:value-type="string">
            <text:p text:style-name="P13"><text:span text:style-name="Keystroke">Cmd</text:span>+<text:span text:style-name="Keystroke">G</text:span></text:p>
          </table:table-cell>
          <table:table-cell table:style-name="Table21.A2" office:value-type="string">
            <text:p text:style-name="P10">Repeat search forwards.</text:p>
          </table:table-cell>
        </table:table-row>
        <table:table-row table:style-name="Table21.1">
          <table:table-cell table:style-name="Table21.A2" office:value-type="string">
            <text:p text:style-name="P13"><text:span text:style-name="Keystroke">Shift</text:span>+<text:span text:style-name="Keystroke">Cmd</text:span>+<text:span text:style-name="Keystroke">R</text:span></text:p>
          </table:table-cell>
          <table:table-cell table:style-name="Table21.A2" office:value-type="string">
            <text:p text:style-name="P13">Redraws the document view. </text:p>
          </table:table-cell>
        </table:table-row>
        <table:table-row table:style-name="Table21.1">
          <table:table-cell table:style-name="Table21.A2" office:value-type="string">
            <text:p text:style-name="P13"><text:span text:style-name="Keystroke">Shift</text:span>+<text:span text:style-name="Keystroke">Cmd</text:span>+<text:span text:style-name="Keystroke">Z</text:span></text:p>
          </table:table-cell>
          <table:table-cell table:style-name="Table21.A2" office:value-type="string">
            <text:p text:style-name="P13">Reverses the action of the last undo command.</text:p>
          </table:table-cell>
        </table:table-row>
      </table:table>
      <text:p text:style-name="Caption">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Description</text:p>
            </table:table-cell>
          </table:table-row>
        </table:table-header-rows>
        <table:table-row table:style-name="Table22.1">
          <table:table-cell table:style-name="Table22.A2" office:value-type="string">
            <text:p text:style-name="P34"><text:span text:style-name="Keystroke">↑</text:span></text:p>
          </table:table-cell>
          <table:table-cell table:style-name="Table22.A2" office:value-type="string">
            <text:p text:style-name="P13">Moves the cell focus up.</text:p>
          </table:table-cell>
        </table:table-row>
        <table:table-row table:style-name="Table22.1">
          <table:table-cell table:style-name="Table22.A2" office:value-type="string">
            <text:p text:style-name="P33"><text:span text:style-name="Keystroke">Cmd</text:span>+↑</text:p>
          </table:table-cell>
          <table:table-cell table:style-name="Table22.A2" office:value-type="string">
            <text:p text:style-name="P13">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Shift</text:span>+↑</text:p>
          </table:table-cell>
          <table:table-cell table:style-name="Table22.A2" office:value-type="string">
            <text:p text:style-name="P13">Selects the adjacent cell or cells located in the up direction.</text:p>
          </table:table-cell>
        </table:table-row>
        <table:table-row table:style-name="Table22.1">
          <table:table-cell table:style-name="Table22.A2" office:value-type="string">
            <text:p text:style-name="P33"><text:span text:style-name="Keystroke">Shift</text:span>+<text:span text:style-name="Keystroke">Cmd</text:span>+↑</text:p>
          </table:table-cell>
          <table:table-cell table:style-name="Table22.A2" office:value-type="string">
            <text:p text:style-name="P13">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Option</text:span>+<text:span text:style-name="Keystroke">Shift</text:span>+↑</text:p>
          </table:table-cell>
          <table:table-cell table:style-name="Table22.A2" office:value-type="string">
            <text:p text:style-name="P13">Optimizes the row height based on the current cell.</text:p>
          </table:table-cell>
        </table:table-row>
        <table:table-row table:style-name="Table22.1">
          <table:table-cell table:style-name="Table22.A2" office:value-type="string">
            <text:p text:style-name="P6"><text:span text:style-name="Keystroke">→</text:span></text:p>
          </table:table-cell>
          <table:table-cell table:style-name="Table22.A2" office:value-type="string">
            <text:p text:style-name="P13">Moves the cell focus right.</text:p>
          </table:table-cell>
        </table:table-row>
        <table:table-row table:style-name="Table22.1">
          <table:table-cell table:style-name="Table22.A2" office:value-type="string">
            <text:p text:style-name="P35"><text:span text:style-name="Keystroke">Cmd</text:span>+→</text:p>
          </table:table-cell>
          <table:table-cell table:style-name="Table22.A2" office:value-type="string">
            <text:p text:style-name="P13">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5">Shift+→</text:p>
          </table:table-cell>
          <table:table-cell table:style-name="Table22.A2" office:value-type="string">
            <text:p text:style-name="P13">Selects the adjacent cell or cells located in the right direction.</text:p>
          </table:table-cell>
        </table:table-row>
        <table:table-row table:style-name="Table22.1">
          <table:table-cell table:style-name="Table22.A2" office:value-type="string">
            <text:p text:style-name="P35"><text:span text:style-name="Keystroke">Shift</text:span>+<text:span text:style-name="Keystroke">Cmd</text:span>+→</text:p>
          </table:table-cell>
          <table:table-cell table:style-name="Table22.A2" office:value-type="string">
            <text:p text:style-name="P13">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5"><text:span text:style-name="Keystroke">Option</text:span>+→</text:p>
          </table:table-cell>
          <table:table-cell table:style-name="Table22.A2" office:value-type="string">
            <text:p text:style-name="P13">Increases the width of the current column.</text:p>
          </table:table-cell>
        </table:table-row>
        <table:table-row table:style-name="Table22.1">
          <table:table-cell table:style-name="Table22.A2" office:value-type="string">
            <text:p text:style-name="P33"><text:span text:style-name="Keystroke">Option</text:span>+<text:span text:style-name="Keystroke">Shift</text:span>+→</text:p>
          </table:table-cell>
          <table:table-cell table:style-name="Table22.A2" office:value-type="string">
            <text:p text:style-name="P13">Optimizes the column width based on the current cell.</text:p>
          </table:table-cell>
        </table:table-row>
        <table:table-row table:style-name="Table22.1">
          <table:table-cell table:style-name="Table22.A2" office:value-type="string">
            <text:p text:style-name="P33"><text:span text:style-name="Keystroke">↓</text:span></text:p>
          </table:table-cell>
          <table:table-cell table:style-name="Table22.A2" office:value-type="string">
            <text:p text:style-name="P13">Moves the cell focus down.</text:p>
          </table:table-cell>
        </table:table-row>
        <table:table-row table:style-name="Table22.1">
          <table:table-cell table:style-name="Table22.A2" office:value-type="string">
            <text:p text:style-name="P33"><text:span text:style-name="Keystroke">Cmd</text:span>+↓</text:p>
          </table:table-cell>
          <table:table-cell table:style-name="Table22.A2" office:value-type="string">
            <text:p text:style-name="P13">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Option</text:span>+↓</text:p>
          </table:table-cell>
          <table:table-cell table:style-name="Table22.A2" office:value-type="string">
            <text:p text:style-name="P13">Opens a drop-down selection list of text items that have been previously typed into other cells in the same column.</text:p>
          </table:table-cell>
        </table:table-row>
        <table:table-row table:style-name="Table22.1">
          <table:table-cell table:style-name="Table22.A2" office:value-type="string">
            <text:p text:style-name="P33"><text:span text:style-name="Keystroke">Shift</text:span>+↓</text:p>
          </table:table-cell>
          <table:table-cell table:style-name="Table22.A2" office:value-type="string">
            <text:p text:style-name="P13">Selects the adjacent cell or cells located in the down direction.</text:p>
          </table:table-cell>
        </table:table-row>
        <table:table-row table:style-name="Table22.1">
          <table:table-cell table:style-name="Table22.A2" office:value-type="string">
            <text:p text:style-name="P33"><text:span text:style-name="Keystroke">Shift</text:span>+<text:span text:style-name="Keystroke">Cmd</text:span>+↓</text:p>
          </table:table-cell>
          <table:table-cell table:style-name="Table22.A2" office:value-type="string">
            <text:p text:style-name="P13">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Option</text:span>+<text:span text:style-name="Keystroke">Shift</text:span>+↓</text:p>
          </table:table-cell>
          <table:table-cell table:style-name="Table22.A2" office:value-type="string">
            <text:p text:style-name="P13">Optimizes the row height based on the current cell.</text:p>
          </table:table-cell>
        </table:table-row>
        <table:table-row table:style-name="Table22.1">
          <table:table-cell table:style-name="Table22.A2" office:value-type="string">
            <text:p text:style-name="P35"><text:span text:style-name="Keystroke">←</text:span></text:p>
          </table:table-cell>
          <table:table-cell table:style-name="Table22.A2" office:value-type="string">
            <text:p text:style-name="P13">Moves the cell focus left.</text:p>
          </table:table-cell>
        </table:table-row>
        <text:soft-page-break/>
        <table:table-row table:style-name="Table22.1">
          <table:table-cell table:style-name="Table22.A2" office:value-type="string">
            <text:p text:style-name="P35"><text:span text:style-name="Keystroke">Cmd</text:span>+←</text:p>
          </table:table-cell>
          <table:table-cell table:style-name="Table22.A2" office:value-type="string">
            <text:p text:style-name="P13">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5"><text:span text:style-name="Keystroke">Shift</text:span>+←</text:p>
          </table:table-cell>
          <table:table-cell table:style-name="Table22.A2" office:value-type="string">
            <text:p text:style-name="P13">Selects the adjacent cell or cells located in the left direction.</text:p>
          </table:table-cell>
        </table:table-row>
        <table:table-row table:style-name="Table22.1">
          <table:table-cell table:style-name="Table22.A2" office:value-type="string">
            <text:p text:style-name="P35"><text:span text:style-name="Keystroke">Shift</text:span>+<text:span text:style-name="Keystroke">Cmd</text:span>+←</text:p>
          </table:table-cell>
          <table:table-cell table:style-name="Table22.A2" office:value-type="string">
            <text:p text:style-name="P13">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5"><text:span text:style-name="Keystroke">Option</text:span>+←</text:p>
          </table:table-cell>
          <table:table-cell table:style-name="Table22.A2" office:value-type="string">
            <text:p text:style-name="P13">Decreases the width of the current column.</text:p>
          </table:table-cell>
        </table:table-row>
        <table:table-row table:style-name="Table22.1">
          <table:table-cell table:style-name="Table22.A2" office:value-type="string">
            <text:p text:style-name="P35"><text:span text:style-name="Keystroke">Option</text:span>+<text:span text:style-name="Keystroke">Shift</text:span>+←</text:p>
          </table:table-cell>
          <table:table-cell table:style-name="Table22.A2" office:value-type="string">
            <text:p text:style-name="P13">Optimizes the column width based on the current cell.</text:p>
          </table:table-cell>
        </table:table-row>
      </table:table>
      <text:p text:style-name="Caption">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8">macOS</text:p>
            </table:table-cell>
            <table:table-cell table:style-name="Table23.A1" office:value-type="string">
              <text:p text:style-name="Table_20_Heading">Description</text:p>
            </table:table-cell>
          </table:table-row>
        </table:table-header-rows>
        <table:table-row table:style-name="Table23.1">
          <table:table-cell table:style-name="Table23.A2" office:value-type="string">
            <text:p text:style-name="P18"><text:span text:style-name="Keystroke">Home</text:span></text:p>
          </table:table-cell>
          <table:table-cell table:style-name="Table23.A2" office:value-type="string">
            <text:p text:style-name="P13">Moves the cursor to the first cell of the current row.</text:p>
          </table:table-cell>
        </table:table-row>
        <table:table-row table:style-name="Table23.1">
          <table:table-cell table:style-name="Table23.A2" office:value-type="string">
            <text:p text:style-name="P13"><text:span text:style-name="Keystroke">Cmd</text:span>+<text:span text:style-name="Keystroke">Home</text:span></text:p>
          </table:table-cell>
          <table:table-cell table:style-name="Table23.A2" office:value-type="string">
            <text:p text:style-name="P13">Moves the cursor to the first cell in the current sheet (A1).</text:p>
          </table:table-cell>
        </table:table-row>
        <table:table-row table:style-name="Table23.1">
          <table:table-cell table:style-name="Table23.A2" office:value-type="string">
            <text:p text:style-name="P13"><text:span text:style-name="Keystroke">Shift</text:span>+<text:span text:style-name="Keystroke">Home</text:span></text:p>
          </table:table-cell>
          <table:table-cell table:style-name="Table23.A2" office:value-type="string">
            <text:p text:style-name="P13">Selects cells from the cursor to the first cell of the current row.</text:p>
          </table:table-cell>
        </table:table-row>
        <table:table-row table:style-name="Table23.1">
          <table:table-cell table:style-name="Table23.A2" office:value-type="string">
            <text:p text:style-name="P13"><text:span text:style-name="Keystroke">Shift</text:span>+<text:span text:style-name="Keystroke">Cmd</text:span>+<text:span text:style-name="Keystroke">Home</text:span></text:p>
          </table:table-cell>
          <table:table-cell table:style-name="Table23.A2" office:value-type="string">
            <text:p text:style-name="P13">Selects all cells from the cursor to the first cell in the current sheet (A1).</text:p>
          </table:table-cell>
        </table:table-row>
        <table:table-row table:style-name="Table23.1">
          <table:table-cell table:style-name="Table23.A2" office:value-type="string">
            <text:p text:style-name="P18"><text:span text:style-name="Keystroke">End</text:span></text:p>
          </table:table-cell>
          <table:table-cell table:style-name="Table23.A2" office:value-type="string">
            <text:p text:style-name="P13">Moves the cursor along the current row to the cell in the last column containing data in the sheet.</text:p>
          </table:table-cell>
        </table:table-row>
        <table:table-row table:style-name="Table23.1">
          <table:table-cell table:style-name="Table23.A2" office:value-type="string">
            <text:p text:style-name="P13"><text:span text:style-name="Keystroke">Cmd</text:span>+<text:span text:style-name="Keystroke">End</text:span></text:p>
          </table:table-cell>
          <table:table-cell table:style-name="Table23.A2" office:value-type="string">
            <text:p text:style-name="P13">Moves the cursor to the cell in the last column and row that contain data in the current sheet.</text:p>
          </table:table-cell>
        </table:table-row>
        <table:table-row table:style-name="Table23.1">
          <table:table-cell table:style-name="Table23.A2" office:value-type="string">
            <text:p text:style-name="P13"><text:span text:style-name="Keystroke">Shift</text:span>+<text:span text:style-name="Keystroke">End</text:span></text:p>
          </table:table-cell>
          <table:table-cell table:style-name="Table23.A2" office:value-type="string">
            <text:p text:style-name="P13">Selects cells along the current row from the cursor to the cell in the last column containing data in the sheet.</text:p>
          </table:table-cell>
        </table:table-row>
        <table:table-row table:style-name="Table23.1">
          <table:table-cell table:style-name="Table23.A2" office:value-type="string">
            <text:p text:style-name="P13"><text:span text:style-name="Keystroke">Shift</text:span>+<text:span text:style-name="Keystroke">Cmd</text:span>+<text:span text:style-name="Keystroke">End</text:span></text:p>
          </table:table-cell>
          <table:table-cell table:style-name="Table23.A2" office:value-type="string">
            <text:p text:style-name="P13">Selects all cells from the cursor to the cell in the last column and row that contain data in the current sheet.</text:p>
          </table:table-cell>
        </table:table-row>
      </table:table>
      <text:p text:style-name="Caption">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8">macOS</text:p>
            </table:table-cell>
            <table:table-cell table:style-name="Table24.A1" office:value-type="string">
              <text:p text:style-name="Table_20_Heading">Description</text:p>
            </table:table-cell>
          </table:table-row>
        </table:table-header-rows>
        <table:table-row table:style-name="Table24.1">
          <table:table-cell table:style-name="Table24.A2" office:value-type="string">
            <text:p text:style-name="P5"><text:span text:style-name="Keystroke">Pg</text:span> <text:span text:style-name="Keystroke">Up</text:span></text:p>
          </table:table-cell>
          <table:table-cell table:style-name="Table24.A2" office:value-type="string">
            <text:p text:style-name="P13">Moves up one screen page.</text:p>
          </table:table-cell>
        </table:table-row>
        <table:table-row table:style-name="Table24.1">
          <table:table-cell table:style-name="Table24.A2" office:value-type="string">
            <text:p text:style-name="P13"><text:span text:style-name="Keystroke">Cmd</text:span>+<text:span text:style-name="Keystroke">Pg</text:span> <text:span text:style-name="Keystroke">Up</text:span></text:p>
          </table:table-cell>
          <table:table-cell table:style-name="Table24.A2" office:value-type="string">
            <text:p text:style-name="P13">Moves to the previous sheet.</text:p>
          </table:table-cell>
        </table:table-row>
        <table:table-row table:style-name="Table24.1">
          <table:table-cell table:style-name="Table24.A2" office:value-type="string">
            <text:p text:style-name="P13"><text:span text:style-name="Keystroke">Shift</text:span>+<text:span text:style-name="Keystroke">Pg</text:span> <text:span text:style-name="Keystroke">Dn</text:span></text:p>
          </table:table-cell>
          <table:table-cell table:style-name="Table24.A2" office:value-type="string">
            <text:p text:style-name="P13">Selects cells from the cursor to the row one page up.</text:p>
          </table:table-cell>
        </table:table-row>
        <table:table-row table:style-name="Table24.1">
          <table:table-cell table:style-name="Table24.A2" office:value-type="string">
            <text:p text:style-name="P4"><text:span text:style-name="Keystroke">Option</text:span>+<text:span text:style-name="Keystroke">Pg</text:span> <text:span text:style-name="Keystroke">Dn</text:span></text:p>
          </table:table-cell>
          <table:table-cell table:style-name="Table24.A2" office:value-type="string">
            <text:p text:style-name="P13">Moves one screen page to the left.</text:p>
          </table:table-cell>
        </table:table-row>
        <table:table-row table:style-name="Table24.1">
          <table:table-cell table:style-name="Table24.A2" office:value-type="string">
            <text:p text:style-name="P13"><text:span text:style-name="Keystroke">Option</text:span>+<text:span text:style-name="Keystroke">Shift</text:span>+<text:span text:style-name="Keystroke">Pg Dn</text:span></text:p>
          </table:table-cell>
          <table:table-cell table:style-name="Table24.A2" office:value-type="string">
            <text:p text:style-name="P13">Selects cells from the cursor to the column one page to the left.</text:p>
          </table:table-cell>
        </table:table-row>
        <table:table-row table:style-name="Table24.1">
          <table:table-cell table:style-name="Table24.A2" office:value-type="string">
            <text:p text:style-name="P18"><text:span text:style-name="Keystroke">Pg</text:span> <text:span text:style-name="Keystroke">Dn</text:span></text:p>
          </table:table-cell>
          <table:table-cell table:style-name="Table24.A2" office:value-type="string">
            <text:p text:style-name="P13">Moves down one screen page.</text:p>
          </table:table-cell>
        </table:table-row>
        <table:table-row table:style-name="Table24.1">
          <table:table-cell table:style-name="Table24.A2" office:value-type="string">
            <text:p text:style-name="P13"><text:span text:style-name="Keystroke">Cmd</text:span>+<text:span text:style-name="Keystroke">Pg</text:span> <text:span text:style-name="Keystroke">Dn</text:span></text:p>
          </table:table-cell>
          <table:table-cell table:style-name="Table24.A2" office:value-type="string">
            <text:p text:style-name="P13">Moves to the next sheet.</text:p>
          </table:table-cell>
        </table:table-row>
        <table:table-row table:style-name="Table24.1">
          <table:table-cell table:style-name="Table24.A2" office:value-type="string">
            <text:p text:style-name="P13"><text:span text:style-name="Keystroke">Shift</text:span>+<text:span text:style-name="Keystroke">Pg</text:span> <text:span text:style-name="Keystroke">Dn</text:span></text:p>
          </table:table-cell>
          <table:table-cell table:style-name="Table24.A2" office:value-type="string">
            <text:p text:style-name="P13">Selects cells from the cursor to the row one page down.</text:p>
          </table:table-cell>
        </table:table-row>
        <table:table-row table:style-name="Table24.1">
          <table:table-cell table:style-name="Table24.A2" office:value-type="string">
            <text:p text:style-name="P4"><text:span text:style-name="Keystroke">Option</text:span>+<text:span text:style-name="Keystroke">Pg</text:span> <text:span text:style-name="Keystroke">Up</text:span></text:p>
          </table:table-cell>
          <table:table-cell table:style-name="Table24.A2" office:value-type="string">
            <text:p text:style-name="P13">Moves one screen page to the right.</text:p>
          </table:table-cell>
        </table:table-row>
        <table:table-row table:style-name="Table24.1">
          <table:table-cell table:style-name="Table24.A2" office:value-type="string">
            <text:p text:style-name="P13"><text:span text:style-name="Keystroke">Option</text:span>+<text:span text:style-name="Keystroke">Shift</text:span>+<text:span text:style-name="Keystroke">Pg Up</text:span></text:p>
          </table:table-cell>
          <table:table-cell table:style-name="Table24.A2" office:value-type="string">
            <text:p text:style-name="P13">Selects cells from the cursor to the column one page to the right.</text:p>
          </table:table-cell>
        </table:table-row>
      </table:table>
      <text:p text:style-name="Caption">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Description</text:p>
            </table:table-cell>
          </table:table-row>
        </table:table-header-rows>
        <table:table-row table:style-name="Table25.1">
          <table:table-cell table:style-name="Table25.A2" office:value-type="string">
            <text:p text:style-name="P13"><text:span text:style-name="Keystroke">Esc</text:span></text:p>
          </table:table-cell>
          <table:table-cell table:style-name="Table25.A2" office:value-type="string">
            <text:p text:style-name="P13">Cancels the current cell edit.</text:p>
          </table:table-cell>
        </table:table-row>
        <table:table-row table:style-name="Table25.1">
          <table:table-cell table:style-name="Table25.A2" office:value-type="string">
            <text:p text:style-name="P18"><text:span text:style-name="Keystroke">Fwd</text:span> <text:span text:style-name="Keystroke">Del</text:span></text:p>
          </table:table-cell>
          <table:table-cell table:style-name="Table25.A2" office:value-type="string">
            <text:p text:style-name="P13">Deletes cell contents without a dialog (does not remove formatting).</text:p>
          </table:table-cell>
        </table:table-row>
        <text:soft-page-break/>
        <table:table-row table:style-name="Table25.1">
          <table:table-cell table:style-name="Table25.A2" office:value-type="string">
            <text:p text:style-name="P13"><text:span text:style-name="Keystroke">Cmd</text:span>+<text:span text:style-name="Keystroke">Delete</text:span></text:p>
          </table:table-cell>
          <table:table-cell table:style-name="Table25.A2" office:value-type="string">
            <text:p text:style-name="P13">Refocuses the view back on the cursor if it is not currently in view.</text:p>
          </table:table-cell>
        </table:table-row>
        <table:table-row table:style-name="Table25.1">
          <table:table-cell table:style-name="Table25.A2" office:value-type="string">
            <text:p text:style-name="P13"><text:span text:style-name="Keystroke">Option</text:span>+<text:span text:style-name="Keystroke">Delete</text:span></text:p>
          </table:table-cell>
          <table:table-cell table:style-name="Table25.A2" office:value-type="string">
            <text:p text:style-name="P13">Reverses the last command or the last entry you typed.</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on which the current cell is dependent.</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that are dependent on the current cell.</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in the matrix formula range that contains the cursor.</text:p>
            <text:p text:style-name="P26">Use the forward slash key on the main keyboard or the numeric keypad.</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Copies the contents of the cell above the cursor into the current cell, but remains in cell edit mode so that you can make further changes.</text:p>
            <text:p text:style-name="P26">Use the single apostrophe key.</text:p>
          </table:table-cell>
        </table:table-row>
        <table:table-row table:style-name="Table25.1">
          <table:table-cell table:style-name="Table25.A2" office:value-type="string">
            <text:p text:style-name="P11"><text:span text:style-name="Keystroke">Enter</text:span></text:p>
          </table:table-cell>
          <table:table-cell table:style-name="Table25.A2" office:value-type="string">
            <text:p text:style-name="P13">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3"><text:span text:style-name="Keystroke">Cmd</text:span>+<text:span text:style-name="Keystroke">Enter</text:span></text:p>
          </table:table-cell>
          <table:table-cell table:style-name="Table25.A2" office:value-type="string">
            <text:p text:style-name="P13">Inserts a manual line break in the current cell while editing a cell.</text:p>
          </table:table-cell>
        </table:table-row>
        <table:table-row table:style-name="Table25.1">
          <table:table-cell table:style-name="Table25.A2" office:value-type="string">
            <text:p text:style-name="P13"><text:span text:style-name="Keystroke">Shift</text:span>+<text:span text:style-name="Keystroke">Cmd</text:span>+<text:span text:style-name="Keystroke">Enter</text:span></text:p>
          </table:table-cell>
          <table:table-cell table:style-name="Table25.A2" office:value-type="string">
            <text:p text:style-name="P13">Creates a matrix in the current range using the information entered on the input line.</text:p>
          </table:table-cell>
        </table:table-row>
        <table:table-row table:style-name="Table25.1">
          <table:table-cell table:style-name="Table25.A2" office:value-type="string">
            <text:p text:style-name="P12"><text:span text:style-name="Keystroke">Option</text:span>+<text:span text:style-name="Keystroke">Enter</text:span></text:p>
          </table:table-cell>
          <table:table-cell table:style-name="Table25.A2" office:value-type="string">
            <text:p text:style-name="P13">Fills the selected cell range with the formula that you entered on the input line.</text:p>
          </table:table-cell>
        </table:table-row>
      </table:table>
      <text:h text:style-name="P70" text:outline-level="2"><text:bookmark-start text:name="__RefHeading___Toc3135_34639060161"/>Chart keyboard shortcuts<text:bookmark-end text:name="__RefHeading___Toc3135_34639060161"/></text:h>
      <text:p text:style-name="P46">Table <text:sequence-ref text:reference-format="value" text:ref-name="refTable24">25</text:sequence-ref><text:s/>lists some shortcuts that are available within a Calc chart.</text:p>
      <text:list xml:id="list85349615747700" text:continue-list="list1678892016" text:style-name="Heading_20_Tip">
        <text:list-item>
          <text:p text:style-name="P73">Tip</text:p>
        </text:list-item>
      </text:list>
      <text:p text:style-name="P49">You can use the <text:span text:style-name="Keystroke">Option</text:span> key with the arrow keys and plus (<text:span text:style-name="Keystroke">+</text:span>) and minus (<text:span text:style-name="Keystroke">-</text:span>) <text:span text:style-name="Keystroke">keys</text:span> to move elements with a finer degree of movement for more accuracy.</text:p>
      <text:p text:style-name="Caption">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55">macOS</text:p>
            </table:table-cell>
            <table:table-cell table:style-name="Table26.A1" office:value-type="string">
              <text:p text:style-name="P58">Effect</text:p>
            </table:table-cell>
          </table:table-row>
        </table:table-header-rows>
        <table:table-row table:style-name="Table26.1">
          <table:table-cell table:style-name="Table26.A2" office:value-type="string">
            <text:p text:style-name="P13"><text:span text:style-name="Keystroke">⇥</text:span></text:p>
          </table:table-cell>
          <table:table-cell table:style-name="Table26.A2" office:value-type="string">
            <text:p text:style-name="P13">Selects the next chart element.</text:p>
          </table:table-cell>
        </table:table-row>
        <table:table-row table:style-name="Table26.1">
          <table:table-cell table:style-name="Table26.A2" office:value-type="string">
            <text:p text:style-name="P13"><text:span text:style-name="Keystroke">Shift</text:span>+<text:span text:style-name="Keystroke">⇥</text:span></text:p>
          </table:table-cell>
          <table:table-cell table:style-name="Table26.A2" office:value-type="string">
            <text:p text:style-name="P13">Selects the previous chart element.</text:p>
          </table:table-cell>
        </table:table-row>
        <table:table-row table:style-name="Table26.1">
          <table:table-cell table:style-name="Table26.A2" office:value-type="string">
            <text:p text:style-name="P5"><text:span text:style-name="Keystroke">Home</text:span></text:p>
          </table:table-cell>
          <table:table-cell table:style-name="Table26.A2" office:value-type="string">
            <text:p text:style-name="P13">Selects the first chart element.</text:p>
          </table:table-cell>
        </table:table-row>
        <table:table-row table:style-name="Table26.1">
          <table:table-cell table:style-name="Table26.A2" office:value-type="string">
            <text:p text:style-name="P18"><text:span text:style-name="Keystroke">End</text:span></text:p>
          </table:table-cell>
          <table:table-cell table:style-name="Table26.A2" office:value-type="string">
            <text:p text:style-name="P13">Selects the last chart element.</text:p>
          </table:table-cell>
        </table:table-row>
        <table:table-row table:style-name="Table26.1">
          <table:table-cell table:style-name="Table26.A2" office:value-type="string">
            <text:p text:style-name="P13"><text:span text:style-name="Keystroke">Esc</text:span></text:p>
          </table:table-cell>
          <table:table-cell table:style-name="Table26.A2" office:value-type="string">
            <text:p text:style-name="P13">Cancels selection.</text:p>
          </table:table-cell>
        </table:table-row>
        <table:table-row table:style-name="Table26.1">
          <table:table-cell table:style-name="Table26.A2" office:value-type="string">
            <text:p text:style-name="P13"><text:span text:style-name="Keystroke">Arrow</text:span> <text:span text:style-name="Keystroke">keys</text:span></text:p>
          </table:table-cell>
          <table:table-cell table:style-name="Table26.A2" office:value-type="string">
            <text:p text:style-name="P13">Moves the element in the direction of the arrow.</text:p>
          </table:table-cell>
        </table:table-row>
        <table:table-row table:style-name="Table26.1">
          <table:table-cell table:style-name="Table26.A2" office:value-type="string">
            <text:p text:style-name="P13"><text:span text:style-name="Keystroke">Arrow</text:span> <text:span text:style-name="Keystroke">keys</text:span> in pie charts</text:p>
          </table:table-cell>
          <table:table-cell table:style-name="Table26.A2" office:value-type="string">
            <text:p text:style-name="P13">Moves the selected pie segment in the direction of the arrow.</text:p>
          </table:table-cell>
        </table:table-row>
        <table:table-row table:style-name="Table26.1">
          <table:table-cell table:style-name="Table26.A2" office:value-type="string">
            <text:p text:style-name="P13"><text:span text:style-name="Keystroke">F2</text:span> in titles</text:p>
          </table:table-cell>
          <table:table-cell table:style-name="Table26.A2" office:value-type="string">
            <text:p text:style-name="P13">Enters text input mode.</text:p>
          </table:table-cell>
        </table:table-row>
        <table:table-row table:style-name="Table26.1">
          <table:table-cell table:style-name="Table26.A2" office:value-type="string">
            <text:p text:style-name="P13"><text:span text:style-name="Keystroke">F3</text:span> in legends and data series</text:p>
          </table:table-cell>
          <table:table-cell table:style-name="Table26.A2" office:value-type="string">
            <text:p text:style-name="P13">Opens groups so that you can edit the individual components.</text:p>
          </table:table-cell>
        </table:table-row>
        <table:table-row table:style-name="Table26.1">
          <table:table-cell table:style-name="Table26.A2" office:value-type="string">
            <text:p text:style-name="P13"><text:span text:style-name="Keystroke">Cmd</text:span>+<text:span text:style-name="Keystroke">F3</text:span> in legends and data series</text:p>
          </table:table-cell>
          <table:table-cell table:style-name="Table26.A2" office:value-type="string">
            <text:p text:style-name="P13">Exits groups.</text:p>
          </table:table-cell>
        </table:table-row>
      </table:table>
      <text:h text:style-name="Heading_20_2" text:outline-level="2"><text:bookmark-start text:name="__RefHeading___Toc3137_34639060161"/><text:soft-page-break/>Outline keyboard shortcuts<text:bookmark-end text:name="__RefHeading___Toc3137_34639060161"/></text:h>
      <text:p text:style-name="P61">Table <text:sequence-ref text:reference-format="value" text:ref-name="refTable25">26</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Caption">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55">macOS</text:p>
          </table:table-cell>
          <table:table-cell table:style-name="Table27.A1" office:value-type="string">
            <text:p text:style-name="P58">Effect</text:p>
          </table:table-cell>
        </table:table-row>
        <table:table-row table:style-name="Table27.1">
          <table:table-cell table:style-name="Table27.A2" office:value-type="string">
            <text:p text:style-name="P13"><text:span text:style-name="Keystroke">⇥</text:span></text:p>
          </table:table-cell>
          <table:table-cell table:style-name="Table27.A2" office:value-type="string">
            <text:p text:style-name="P13">Cycles through each outline indicator from top to bottom or left to right.</text:p>
          </table:table-cell>
        </table:table-row>
        <table:table-row table:style-name="Table27.1">
          <table:table-cell table:style-name="Table27.A2" office:value-type="string">
            <text:p text:style-name="P13"><text:span text:style-name="Keystroke">Shift</text:span>+<text:span text:style-name="Keystroke">⇥</text:span></text:p>
          </table:table-cell>
          <table:table-cell table:style-name="Table27.A2" office:value-type="string">
            <text:p text:style-name="P13">Cycles through each outline indicator in the opposite direction.</text:p>
          </table:table-cell>
        </table:table-row>
        <table:table-row table:style-name="Table27.1">
          <table:table-cell table:style-name="Table27.A2" office:value-type="string">
            <text:p text:style-name="P13"><text:span text:style-name="Keystroke">Cmd</text:span>+<text:span text:style-name="Keystroke">1 </text:span>to <text:span text:style-name="Keystroke">Cmd</text:span>+<text:span text:style-name="Keystroke">8</text:span></text:p>
          </table:table-cell>
          <table:table-cell table:style-name="Table27.A2" office:value-type="string">
            <text:p text:style-name="P13">Show all levels up to the specified number while hiding all higher-numbered levels in the outline.</text:p>
          </table:table-cell>
        </table:table-row>
        <table:table-row table:style-name="Table27.1">
          <table:table-cell table:style-name="Table27.A2" office:value-type="string">
            <text:p text:style-name="P13"><text:span text:style-name="Keystroke">+</text:span>/<text:span text:style-name="Keystroke">-</text:span></text:p>
          </table:table-cell>
          <table:table-cell table:style-name="Table27.A2" office:value-type="string">
            <text:p text:style-name="P13">Shows (<text:span text:style-name="Keystroke">+</text:span>) or hides (<text:span text:style-name="Keystroke">-</text:span>) the focused outline group (use the <text:span text:style-name="Keystroke">+</text:span> / <text:span text:style-name="Keystroke">-</text:span> keys in the numeric keypad).</text:p>
          </table:table-cell>
        </table:table-row>
        <table:table-row table:style-name="Table27.1">
          <table:table-cell table:style-name="Table27.A2" office:value-type="string">
            <text:p text:style-name="P13"><text:span text:style-name="Keystroke">Enter</text:span></text:p>
          </table:table-cell>
          <table:table-cell table:style-name="Table27.A2" office:value-type="string">
            <text:p text:style-name="P13">Activates the focused indicator button.</text:p>
          </table:table-cell>
        </table:table-row>
        <table:table-row table:style-name="Table27.1">
          <table:table-cell table:style-name="Table27.A2" office:value-type="string">
            <text:p text:style-name="P13"><text:span text:style-name="Keystroke">Arrow</text:span> <text:span text:style-name="Keystroke">keys</text:span></text:p>
          </table:table-cell>
          <table:table-cell table:style-name="Table27.A2" office:value-type="string">
            <text:p text:style-name="P13">Cycles through indicator buttons in the direction of the arrow.</text:p>
          </table:table-cell>
        </table:table-row>
      </table:table>
      <text:h text:style-name="P70"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P47">Table <text:sequence-ref text:reference-format="value" text:ref-name="refTable26">27</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Caption">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8">Operating system</text:p>
            </table:table-cell>
            <table:table-cell table:style-name="Table28.A1" office:value-type="string">
              <text:p text:style-name="P58">Key combinations grayed in Customize dialog</text:p>
            </table:table-cell>
          </table:table-row>
        </table:table-header-rows>
        <table:table-row table:style-name="Table28.1">
          <table:table-cell table:style-name="Table28.A2" office:value-type="string">
            <text:p text:style-name="P13">macOS</text:p>
          </table:table-cell>
          <table:table-cell table:style-name="Table28.A2" office:value-type="string">
            <text:p text:style-name="P13"><text:span text:style-name="Keystroke">F1</text:span>, <text:span text:style-name="Keystroke">Cmd</text:span>+<text:span text:style-name="Keystroke">F1</text:span>, <text:span text:style-name="Keystroke">Shift</text:span>+<text:span text:style-name="Keystroke">F1</text:span></text:p>
            <text:p text:style-name="P13"><text:span text:style-name="Keystroke">Shift</text:span>+<text:span text:style-name="Keystroke">F2</text:span></text:p>
            <text:p text:style-name="P13"><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P13"><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P13"><text:span text:style-name="Keystroke">F10</text:span></text:p>
            <text:p text:style-name="P13"><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p text:style-name="P4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macOS keyboard shortcuts</text:chapter> | <text:page-number text:select-page="current">19</text:page-number></text:p>
      </style:footer>
      <style:footer-left>
        <text:p text:style-name="Footer"><text:page-number text:select-page="current">2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Copyright</text:chapter><text:s/>| <text:page-number text:select-page="current">3</text:page-number></text:p>
      </style:footer>
      <style:footer-left>
        <text:p text:style-name="Footer"><text:s/>| <text:title>Appendix A Keyboard Shortcu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4-12T21:24:48.369000000</meta:creation-date>
    <meta:editing-duration>P0D</meta:editing-duration>
    <meta:editing-cycles>1</meta:editing-cycles>
    <meta:generator>LibreOffice/7.1.2.2$Linux_X86_64 LibreOffice_project/8a45595d069ef5570103caea1b71cc9d82b2aae4</meta:generator>
    <dc:title>Appendix A Keyboard Shortcuts</dc:title>
    <meta:document-statistic meta:table-count="29" meta:image-count="11" meta:object-count="0" meta:page-count="20" meta:paragraph-count="927" meta:word-count="5620" meta:character-count="32694" meta:non-whitespace-character-count="27990"/>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